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30486" calcext:value-type="float">
            <text:p>0,0530486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13.510468844" calcext:value-type="float">
            <text:p>213,510468844</text:p>
          </table:table-cell>
          <table:table-cell table:formula="of:=([.D2]-[.E2])^2" office:value-type="float" office:value="30782.8969697889" calcext:value-type="float">
            <text:p>30782,8969697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683126" calcext:value-type="float">
            <text:p>0,0683126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275.963735404" calcext:value-type="float">
            <text:p>275,963735404</text:p>
          </table:table-cell>
          <table:table-cell table:formula="of:=([.D3]-[.E3])^2" office:value-type="float" office:value="464.990710730798" calcext:value-type="float">
            <text:p>464,9907107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56617" calcext:value-type="float">
            <text:p>0,156617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37.26472018" calcext:value-type="float">
            <text:p>637,26472018</text:p>
          </table:table-cell>
          <table:table-cell table:formula="of:=([.D4]-[.E4])^2" office:value-type="float" office:value="662162.466617752" calcext:value-type="float">
            <text:p>662162,466617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82294" calcext:value-type="float">
            <text:p>0,482294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969.78519276" calcext:value-type="float">
            <text:p>1969,78519276</text:p>
          </table:table-cell>
          <table:table-cell table:formula="of:=([.D5]-[.E5])^2" office:value-type="float" office:value="66673.9522638482" calcext:value-type="float">
            <text:p>66673,9522638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96685" calcext:value-type="float">
            <text:p>0,596685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437.8205449" calcext:value-type="float">
            <text:p>2437,8205449</text:p>
          </table:table-cell>
          <table:table-cell table:formula="of:=([.D6]-[.E6])^2" office:value-type="float" office:value="198185.241036492" calcext:value-type="float">
            <text:p>198185,241036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66707" calcext:value-type="float">
            <text:p>0,666707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24.31835878" calcext:value-type="float">
            <text:p>2724,31835878</text:p>
          </table:table-cell>
          <table:table-cell table:formula="of:=([.D7]-[.E7])^2" office:value-type="float" office:value="41080.2432258614" calcext:value-type="float">
            <text:p>41080,2432258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15472" calcext:value-type="float">
            <text:p>0,615472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14.68830688" calcext:value-type="float">
            <text:p>2514,68830688</text:p>
          </table:table-cell>
          <table:table-cell table:formula="of:=([.D8]-[.E8])^2" office:value-type="float" office:value="612009.923500788" calcext:value-type="float">
            <text:p>612009,923500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704542" calcext:value-type="float">
            <text:p>0,704542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879.12177468" calcext:value-type="float">
            <text:p>2879,12177468</text:p>
          </table:table-cell>
          <table:table-cell table:formula="of:=([.D9]-[.E9])^2" office:value-type="float" office:value="466322.398393656" calcext:value-type="float">
            <text:p>466322,398393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56282" calcext:value-type="float">
            <text:p>0,756282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3090.81805428" calcext:value-type="float">
            <text:p>3090,81805428</text:p>
          </table:table-cell>
          <table:table-cell table:formula="of:=([.D10]-[.E10])^2" office:value-type="float" office:value="76829.5159219249" calcext:value-type="float">
            <text:p>76829,5159219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643372" calcext:value-type="float">
            <text:p>0,643372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628.84227288" calcext:value-type="float">
            <text:p>2628,84227288</text:p>
          </table:table-cell>
          <table:table-cell table:formula="of:=([.D11]-[.E11])^2" office:value-type="float" office:value="123089.668250707" calcext:value-type="float">
            <text:p>123089,6682507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219153" calcext:value-type="float">
            <text:p>0,219153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893.13326562" calcext:value-type="float">
            <text:p>893,13326562</text:p>
          </table:table-cell>
          <table:table-cell table:formula="of:=([.D12]-[.E12])^2" office:value-type="float" office:value="1290188.60312115" calcext:value-type="float">
            <text:p>1290188,60312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6401" calcext:value-type="float">
            <text:p>0,26401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076.6674754" calcext:value-type="float">
            <text:p>1076,6674754</text:p>
          </table:table-cell>
          <table:table-cell table:formula="of:=([.D13]-[.E13])^2" office:value-type="float" office:value="4312.44606139309" calcext:value-type="float">
            <text:p>4312,4460613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944114" calcext:value-type="float">
            <text:p>0,0944114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382.748019556" calcext:value-type="float">
            <text:p>382,748019556</text:p>
          </table:table-cell>
          <table:table-cell table:formula="of:=([.D14]-[.E14])^2" office:value-type="float" office:value="44204.168706538" calcext:value-type="float">
            <text:p>44204,168706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186495" calcext:value-type="float">
            <text:p>0,0186495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72.76517523" calcext:value-type="float">
            <text:p>72,76517523</text:p>
          </table:table-cell>
          <table:table-cell table:formula="of:=([.D15]-[.E15])^2" office:value-type="float" office:value="5401.54076506398" calcext:value-type="float">
            <text:p>5401,540765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304616" calcext:value-type="float">
            <text:p>0,0304616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121.094854864" calcext:value-type="float">
            <text:p>121,094854864</text:p>
          </table:table-cell>
          <table:table-cell table:formula="of:=([.D16]-[.E16])^2" office:value-type="float" office:value="15489.0109147692" calcext:value-type="float">
            <text:p>15489,0109147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424495" calcext:value-type="float">
            <text:p>0,0424495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170.14382723" calcext:value-type="float">
            <text:p>170,14382723</text:p>
          </table:table-cell>
          <table:table-cell table:formula="of:=([.D17]-[.E17])^2" office:value-type="float" office:value="30152.1787351669" calcext:value-type="float">
            <text:p>30152,1787351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83287" calcext:value-type="float">
            <text:p>0,0283287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112.368009198" calcext:value-type="float">
            <text:p>112,368009198</text:p>
          </table:table-cell>
          <table:table-cell table:formula="of:=([.D18]-[.E18])^2" office:value-type="float" office:value="13328.2429276255" calcext:value-type="float">
            <text:p>13328,2429276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393228" calcext:value-type="float">
            <text:p>0,0393228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157.350809112" calcext:value-type="float">
            <text:p>157,350809112</text:p>
          </table:table-cell>
          <table:table-cell table:formula="of:=([.D19]-[.E19])^2" office:value-type="float" office:value="25840.8226896321" calcext:value-type="float">
            <text:p>25840,8226896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27161" calcext:value-type="float">
            <text:p>0,0527161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12.150031794" calcext:value-type="float">
            <text:p>212,150031794</text:p>
          </table:table-cell>
          <table:table-cell table:formula="of:=([.D20]-[.E20])^2" office:value-type="float" office:value="46375.6361857597" calcext:value-type="float">
            <text:p>46375,6361857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31237" calcext:value-type="float">
            <text:p>0,0531237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13.817743498" calcext:value-type="float">
            <text:p>213,817743498</text:p>
          </table:table-cell>
          <table:table-cell table:formula="of:=([.D21]-[.E21])^2" office:value-type="float" office:value="46827.9824727467" calcext:value-type="float">
            <text:p>46827,9824727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3636" calcext:value-type="float">
            <text:p>0,0533636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14.799303944" calcext:value-type="float">
            <text:p>214,799303944</text:p>
          </table:table-cell>
          <table:table-cell table:formula="of:=([.D22]-[.E22])^2" office:value-type="float" office:value="47493.1811039824" calcext:value-type="float">
            <text:p>47493,1811039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0974" calcext:value-type="float">
            <text:p>0,0530974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13.710135996" calcext:value-type="float">
            <text:p>213,710135996</text:p>
          </table:table-cell>
          <table:table-cell table:formula="of:=([.D23]-[.E23])^2" office:value-type="float" office:value="47019.6441672966" calcext:value-type="float">
            <text:p>47019,6441672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3211" calcext:value-type="float">
            <text:p>0,053211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14.17493494" calcext:value-type="float">
            <text:p>214,17493494</text:p>
          </table:table-cell>
          <table:table-cell table:formula="of:=([.D24]-[.E24])^2" office:value-type="float" office:value="47104.1622580462" calcext:value-type="float">
            <text:p>47104,16225804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32835" calcext:value-type="float">
            <text:p>0,0532835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14.47157159" calcext:value-type="float">
            <text:p>214,47157159</text:p>
          </table:table-cell>
          <table:table-cell table:formula="of:=([.D25]-[.E25])^2" office:value-type="float" office:value="47485.4529885101" calcext:value-type="float">
            <text:p>47485,45298851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29576" calcext:value-type="float">
            <text:p>0,0529576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13.138138704" calcext:value-type="float">
            <text:p>213,138138704</text:p>
          </table:table-cell>
          <table:table-cell table:formula="of:=([.D26]-[.E26])^2" office:value-type="float" office:value="38016.4689999233" calcext:value-type="float">
            <text:p>38016,46899992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0938" calcext:value-type="float">
            <text:p>0,060938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45.79026452" calcext:value-type="float">
            <text:p>245,79026452</text:p>
          </table:table-cell>
          <table:table-cell table:formula="of:=([.D27]-[.E27])^2" office:value-type="float" office:value="1354.94220630015" calcext:value-type="float">
            <text:p>1354,9422063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69985" calcext:value-type="float">
            <text:p>0,169985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91.9604269" calcext:value-type="float">
            <text:p>691,9604269</text:p>
          </table:table-cell>
          <table:table-cell table:formula="of:=([.D28]-[.E28])^2" office:value-type="float" office:value="109586.368196134" calcext:value-type="float">
            <text:p>109586,368196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450277" calcext:value-type="float">
            <text:p>0,450277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838.78635658" calcext:value-type="float">
            <text:p>1838,78635658</text:p>
          </table:table-cell>
          <table:table-cell table:formula="of:=([.D29]-[.E29])^2" office:value-type="float" office:value="112081.778926914" calcext:value-type="float">
            <text:p>112081,778926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524357" calcext:value-type="float">
            <text:p>0,524357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2141.88763978" calcext:value-type="float">
            <text:p>2141,88763978</text:p>
          </table:table-cell>
          <table:table-cell table:formula="of:=([.D30]-[.E30])^2" office:value-type="float" office:value="181380.928062072" calcext:value-type="float">
            <text:p>181380,928062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24863" calcext:value-type="float">
            <text:p>0,424863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1734.80395902" calcext:value-type="float">
            <text:p>1734,80395902</text:p>
          </table:table-cell>
          <table:table-cell table:formula="of:=([.D31]-[.E31])^2" office:value-type="float" office:value="316747.893996444" calcext:value-type="float">
            <text:p>316747,893996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68902" calcext:value-type="float">
            <text:p>0,368902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505.83728908" calcext:value-type="float">
            <text:p>1505,83728908</text:p>
          </table:table-cell>
          <table:table-cell table:formula="of:=([.D32]-[.E32])^2" office:value-type="float" office:value="699169.366222213" calcext:value-type="float">
            <text:p>699169,3662222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0984" calcext:value-type="float">
            <text:p>0,50984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082.4907536" calcext:value-type="float">
            <text:p>2082,4907536</text:p>
          </table:table-cell>
          <table:table-cell table:formula="of:=([.D33]-[.E33])^2" office:value-type="float" office:value="1429246.94358338" calcext:value-type="float">
            <text:p>1429246,943583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5962" calcext:value-type="float">
            <text:p>0,65962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695.3216148" calcext:value-type="float">
            <text:p>2695,3216148</text:p>
          </table:table-cell>
          <table:table-cell table:formula="of:=([.D34]-[.E34])^2" office:value-type="float" office:value="9935.72311723236" calcext:value-type="float">
            <text:p>9935,72311723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46176" calcext:value-type="float">
            <text:p>0,546176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231.16095104" calcext:value-type="float">
            <text:p>2231,16095104</text:p>
          </table:table-cell>
          <table:table-cell table:formula="of:=([.D35]-[.E35])^2" office:value-type="float" office:value="720.412569084424" calcext:value-type="float">
            <text:p>720,4125690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34309" calcext:value-type="float">
            <text:p>0,334309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364.29864586" calcext:value-type="float">
            <text:p>1364,29864586</text:p>
          </table:table-cell>
          <table:table-cell table:formula="of:=([.D36]-[.E36])^2" office:value-type="float" office:value="11815.6776473352" calcext:value-type="float">
            <text:p>11815,6776473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185236" calcext:value-type="float">
            <text:p>0,185236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754.36050344" calcext:value-type="float">
            <text:p>754,36050344</text:p>
          </table:table-cell>
          <table:table-cell table:formula="of:=([.D37]-[.E37])^2" office:value-type="float" office:value="28777.5056552789" calcext:value-type="float">
            <text:p>28777,5056552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824082" calcext:value-type="float">
            <text:p>0,0824082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33.636446628" calcext:value-type="float">
            <text:p>333,636446628</text:p>
          </table:table-cell>
          <table:table-cell table:formula="of:=([.D38]-[.E38])^2" office:value-type="float" office:value="22331.2803485238" calcext:value-type="float">
            <text:p>22331,2803485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277844" calcext:value-type="float">
            <text:p>0,0277844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110.140983976" calcext:value-type="float">
            <text:p>110,140983976</text:p>
          </table:table-cell>
          <table:table-cell table:formula="of:=([.D39]-[.E39])^2" office:value-type="float" office:value="12301.2460957287" calcext:value-type="float">
            <text:p>12301,24609572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7086" calcext:value-type="float">
            <text:p>0,027086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07.28345244" calcext:value-type="float">
            <text:p>107,28345244</text:p>
          </table:table-cell>
          <table:table-cell table:formula="of:=([.D40]-[.E40])^2" office:value-type="float" office:value="12281.8376107209" calcext:value-type="float">
            <text:p>12281,83761072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545873" calcext:value-type="float">
            <text:p>0,0545873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219.806121442" calcext:value-type="float">
            <text:p>219,806121442</text:p>
          </table:table-cell>
          <table:table-cell table:formula="of:=([.D41]-[.E41])^2" office:value-type="float" office:value="19308.7874922608" calcext:value-type="float">
            <text:p>19308,78749226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46201" calcext:value-type="float">
            <text:p>0,0546201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19.940323954" calcext:value-type="float">
            <text:p>219,940323954</text:p>
          </table:table-cell>
          <table:table-cell table:formula="of:=([.D42]-[.E42])^2" office:value-type="float" office:value="48761.6153970069" calcext:value-type="float">
            <text:p>48761,61539700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365585" calcext:value-type="float">
            <text:p>0,0365585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146.04056509" calcext:value-type="float">
            <text:p>146,04056509</text:p>
          </table:table-cell>
          <table:table-cell table:formula="of:=([.D43]-[.E43])^2" office:value-type="float" office:value="22374.3454526437" calcext:value-type="float">
            <text:p>22374,34545264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04788" calcext:value-type="float">
            <text:p>0,0604788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43.911429352" calcext:value-type="float">
            <text:p>243,911429352</text:p>
          </table:table-cell>
          <table:table-cell table:formula="of:=([.D44]-[.E44])^2" office:value-type="float" office:value="61232.2098883479" calcext:value-type="float">
            <text:p>61232,2098883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596231" calcext:value-type="float">
            <text:p>0,0596231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40.410298574" calcext:value-type="float">
            <text:p>240,410298574</text:p>
          </table:table-cell>
          <table:table-cell table:formula="of:=([.D45]-[.E45])^2" office:value-type="float" office:value="59511.7481743437" calcext:value-type="float">
            <text:p>59511,7481743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449959" calcext:value-type="float">
            <text:p>0,0449959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180.562524686" calcext:value-type="float">
            <text:p>180,562524686</text:p>
          </table:table-cell>
          <table:table-cell table:formula="of:=([.D46]-[.E46])^2" office:value-type="float" office:value="33875.3318998824" calcext:value-type="float">
            <text:p>33875,3318998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26942" calcext:value-type="float">
            <text:p>0,0526942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12.060427068" calcext:value-type="float">
            <text:p>212,060427068</text:p>
          </table:table-cell>
          <table:table-cell table:formula="of:=([.D47]-[.E47])^2" office:value-type="float" office:value="46315.527977051" calcext:value-type="float">
            <text:p>46315,5279770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1237" calcext:value-type="float">
            <text:p>0,0531237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13.817743498" calcext:value-type="float">
            <text:p>213,817743498</text:p>
          </table:table-cell>
          <table:table-cell table:formula="of:=([.D48]-[.E48])^2" office:value-type="float" office:value="47066.3229972026" calcext:value-type="float">
            <text:p>47066,3229972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31283" calcext:value-type="float">
            <text:p>0,0531283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13.836564582" calcext:value-type="float">
            <text:p>213,836564582</text:p>
          </table:table-cell>
          <table:table-cell table:formula="of:=([.D49]-[.E49])^2" office:value-type="float" office:value="47252.5708294724" calcext:value-type="float">
            <text:p>47252,57082947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30112" calcext:value-type="float">
            <text:p>0,0530112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13.357445248" calcext:value-type="float">
            <text:p>213,357445248</text:p>
          </table:table-cell>
          <table:table-cell table:formula="of:=([.D50]-[.E50])^2" office:value-type="float" office:value="47044.5017551092" calcext:value-type="float">
            <text:p>47044,5017551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30391" calcext:value-type="float">
            <text:p>0,0530391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13.471599214" calcext:value-type="float">
            <text:p>213,471599214</text:p>
          </table:table-cell>
          <table:table-cell table:formula="of:=([.D51]-[.E51])^2" office:value-type="float" office:value="47094.0341934178" calcext:value-type="float">
            <text:p>47094,03419341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2967" calcext:value-type="float">
            <text:p>0,052967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13.17659918" calcext:value-type="float">
            <text:p>213,17659918</text:p>
          </table:table-cell>
          <table:table-cell table:formula="of:=([.D52]-[.E52])^2" office:value-type="float" office:value="46957.4160873643" calcext:value-type="float">
            <text:p>46957,41608736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29431" calcext:value-type="float">
            <text:p>0,0529431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13.078811374" calcext:value-type="float">
            <text:p>213,078811374</text:p>
          </table:table-cell>
          <table:table-cell table:formula="of:=([.D53]-[.E53])^2" office:value-type="float" office:value="31733.4387378785" calcext:value-type="float">
            <text:p>31733,43873787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671463" calcext:value-type="float">
            <text:p>0,0671463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271.191772302" calcext:value-type="float">
            <text:p>271,191772302</text:p>
          </table:table-cell>
          <table:table-cell table:formula="of:=([.D54]-[.E54])^2" office:value-type="float" office:value="1535.98419110984" calcext:value-type="float">
            <text:p>1535,98419110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46737" calcext:value-type="float">
            <text:p>0,146737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596.84030498" calcext:value-type="float">
            <text:p>596,84030498</text:p>
          </table:table-cell>
          <table:table-cell table:formula="of:=([.D55]-[.E55])^2" office:value-type="float" office:value="567247.588414758" calcext:value-type="float">
            <text:p>567247,5884147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80693" calcext:value-type="float">
            <text:p>0,480693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963.23463722" calcext:value-type="float">
            <text:p>1963,23463722</text:p>
          </table:table-cell>
          <table:table-cell table:formula="of:=([.D56]-[.E56])^2" office:value-type="float" office:value="125150.965069664" calcext:value-type="float">
            <text:p>125150,965069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95953" calcext:value-type="float">
            <text:p>0,595953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434.82553762" calcext:value-type="float">
            <text:p>2434,82553762</text:p>
          </table:table-cell>
          <table:table-cell table:formula="of:=([.D57]-[.E57])^2" office:value-type="float" office:value="319420.071498292" calcext:value-type="float">
            <text:p>319420,071498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713706" calcext:value-type="float">
            <text:p>0,713706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916.61664724" calcext:value-type="float">
            <text:p>2916,61664724</text:p>
          </table:table-cell>
          <table:table-cell table:formula="of:=([.D58]-[.E58])^2" office:value-type="float" office:value="417809.029580409" calcext:value-type="float">
            <text:p>417809,0295804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11968" calcext:value-type="float">
            <text:p>0,711968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2909.50555072" calcext:value-type="float">
            <text:p>2909,50555072</text:p>
          </table:table-cell>
          <table:table-cell table:formula="of:=([.D59]-[.E59])^2" office:value-type="float" office:value="355804.30702647" calcext:value-type="float">
            <text:p>355804,307026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821784" calcext:value-type="float">
            <text:p>0,821784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3358.82210736" calcext:value-type="float">
            <text:p>3358,82210736</text:p>
          </table:table-cell>
          <table:table-cell table:formula="of:=([.D60]-[.E60])^2" office:value-type="float" office:value="204463.626129866" calcext:value-type="float">
            <text:p>204463,626129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813654" calcext:value-type="float">
            <text:p>0,813654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325.55788716" calcext:value-type="float">
            <text:p>3325,55788716</text:p>
          </table:table-cell>
          <table:table-cell table:formula="of:=([.D61]-[.E61])^2" office:value-type="float" office:value="3653.02126706681" calcext:value-type="float">
            <text:p>3653,02126706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63116" calcext:value-type="float">
            <text:p>0,63116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578.8763864" calcext:value-type="float">
            <text:p>2578,8763864</text:p>
          </table:table-cell>
          <table:table-cell table:formula="of:=([.D62]-[.E62])^2" office:value-type="float" office:value="48454.9504680219" calcext:value-type="float">
            <text:p>48454,95046802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326488" calcext:value-type="float">
            <text:p>0,326488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332.29871152" calcext:value-type="float">
            <text:p>1332,29871152</text:p>
          </table:table-cell>
          <table:table-cell table:formula="of:=([.D63]-[.E63])^2" office:value-type="float" office:value="523740.706607954" calcext:value-type="float">
            <text:p>523740,706607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19175" calcext:value-type="float">
            <text:p>0,219175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893.2232795" calcext:value-type="float">
            <text:p>893,2232795</text:p>
          </table:table-cell>
          <table:table-cell table:formula="of:=([.D64]-[.E64])^2" office:value-type="float" office:value="11315.8424107646" calcext:value-type="float">
            <text:p>11315,8424107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100851" calcext:value-type="float">
            <text:p>0,100851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409.09590054" calcext:value-type="float">
            <text:p>409,09590054</text:p>
          </table:table-cell>
          <table:table-cell table:formula="of:=([.D65]-[.E65])^2" office:value-type="float" office:value="167916.289700412" calcext:value-type="float">
            <text:p>167916,2897004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227629" calcext:value-type="float">
            <text:p>0,0227629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89.595315866" calcext:value-type="float">
            <text:p>89,595315866</text:p>
          </table:table-cell>
          <table:table-cell table:formula="of:=([.D66]-[.E66])^2" office:value-type="float" office:value="8674.18706145959" calcext:value-type="float">
            <text:p>8674,18706145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142664" calcext:value-type="float">
            <text:p>0,0142664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54.831546256" calcext:value-type="float">
            <text:p>54,831546256</text:p>
          </table:table-cell>
          <table:table-cell table:formula="of:=([.D67]-[.E67])^2" office:value-type="float" office:value="3407.23741231635" calcext:value-type="float">
            <text:p>3407,23741231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33004" calcext:value-type="float">
            <text:p>0,0333004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32.709918616" calcext:value-type="float">
            <text:p>132,709918616</text:p>
          </table:table-cell>
          <table:table-cell table:formula="of:=([.D68]-[.E68])^2" office:value-type="float" office:value="18564.0403228666" calcext:value-type="float">
            <text:p>18564,04032286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283312" calcext:value-type="float">
            <text:p>0,0283312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112.378238048" calcext:value-type="float">
            <text:p>112,378238048</text:p>
          </table:table-cell>
          <table:table-cell table:formula="of:=([.D69]-[.E69])^2" office:value-type="float" office:value="13437.0379121528" calcext:value-type="float">
            <text:p>13437,03791215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26532" calcext:value-type="float">
            <text:p>0,0526532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11.892673928" calcext:value-type="float">
            <text:p>211,892673928</text:p>
          </table:table-cell>
          <table:table-cell table:formula="of:=([.D70]-[.E70])^2" office:value-type="float" office:value="46411.236995768" calcext:value-type="float">
            <text:p>46411,2369957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13.24410959" calcext:value-type="float">
            <text:p>213,24410959</text:p>
          </table:table-cell>
          <table:table-cell table:formula="of:=([.D71]-[.E7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13.24410959" calcext:value-type="float">
            <text:p>213,24410959</text:p>
          </table:table-cell>
          <table:table-cell table:formula="of:=([.D72]-[.E72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13.24410959" calcext:value-type="float">
            <text:p>213,24410959</text:p>
          </table:table-cell>
          <table:table-cell table:formula="of:=([.D73]-[.E73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13.24410959" calcext:value-type="float">
            <text:p>213,24410959</text:p>
          </table:table-cell>
          <table:table-cell table:formula="of:=([.D74]-[.E74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29835" calcext:value-type="float">
            <text:p>0,0529835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13.24410959" calcext:value-type="float">
            <text:p>213,24410959</text:p>
          </table:table-cell>
          <table:table-cell table:formula="of:=([.D75]-[.E75])^2" office:value-type="float" office:value="46982.3440286674" calcext:value-type="float">
            <text:p>46982,34402866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29943" calcext:value-type="float">
            <text:p>0,0529943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13.288298222" calcext:value-type="float">
            <text:p>213,288298222</text:p>
          </table:table-cell>
          <table:table-cell table:formula="of:=([.D76]-[.E76])^2" office:value-type="float" office:value="33925.3237287245" calcext:value-type="float">
            <text:p>33925,3237287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64966" calcext:value-type="float">
            <text:p>0,064966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262.27098764" calcext:value-type="float">
            <text:p>262,27098764</text:p>
          </table:table-cell>
          <table:table-cell table:formula="of:=([.D77]-[.E77])^2" office:value-type="float" office:value="2822.69659718907" calcext:value-type="float">
            <text:p>2822,69659718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84943" calcext:value-type="float">
            <text:p>0,184943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53.16168222" calcext:value-type="float">
            <text:p>753,16168222</text:p>
          </table:table-cell>
          <table:table-cell table:formula="of:=([.D78]-[.E78])^2" office:value-type="float" office:value="49356.1492668827" calcext:value-type="float">
            <text:p>49356,14926688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68602" calcext:value-type="float">
            <text:p>0,268602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95.45582708" calcext:value-type="float">
            <text:p>1095,45582708</text:p>
          </table:table-cell>
          <table:table-cell table:formula="of:=([.D79]-[.E79])^2" office:value-type="float" office:value="20378.6561509735" calcext:value-type="float">
            <text:p>20378,65615097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86462" calcext:value-type="float">
            <text:p>0,386462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77.68473148" calcext:value-type="float">
            <text:p>1577,68473148</text:p>
          </table:table-cell>
          <table:table-cell table:formula="of:=([.D80]-[.E80])^2" office:value-type="float" office:value="211309.857008261" calcext:value-type="float">
            <text:p>211309,8570082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70894" calcext:value-type="float">
            <text:p>0,370894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513.98763676" calcext:value-type="float">
            <text:p>1513,98763676</text:p>
          </table:table-cell>
          <table:table-cell table:formula="of:=([.D81]-[.E81])^2" office:value-type="float" office:value="119032.540039208" calcext:value-type="float">
            <text:p>119032,5400392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04536" calcext:value-type="float">
            <text:p>0,504536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060.78922544" calcext:value-type="float">
            <text:p>2060,78922544</text:p>
          </table:table-cell>
          <table:table-cell table:formula="of:=([.D82]-[.E82])^2" office:value-type="float" office:value="52538.2153645782" calcext:value-type="float">
            <text:p>52538,21536457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27673" calcext:value-type="float">
            <text:p>0,527673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155.45518642" calcext:value-type="float">
            <text:p>2155,45518642</text:p>
          </table:table-cell>
          <table:table-cell table:formula="of:=([.D83]-[.E83])^2" office:value-type="float" office:value="128490.508835642" calcext:value-type="float">
            <text:p>128490,5088356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89887" calcext:value-type="float">
            <text:p>0,389887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591.69825598" calcext:value-type="float">
            <text:p>1591,69825598</text:p>
          </table:table-cell>
          <table:table-cell table:formula="of:=([.D84]-[.E84])^2" office:value-type="float" office:value="184299.127906008" calcext:value-type="float">
            <text:p>184299,127906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378957" calcext:value-type="float">
            <text:p>0,378957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546.97772378" calcext:value-type="float">
            <text:p>1546,97772378</text:p>
          </table:table-cell>
          <table:table-cell table:formula="of:=([.D85]-[.E85])^2" office:value-type="float" office:value="25273.6187094573" calcext:value-type="float">
            <text:p>25273,61870945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20643" calcext:value-type="float">
            <text:p>0,220643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899.22966022" calcext:value-type="float">
            <text:p>899,22966022</text:p>
          </table:table-cell>
          <table:table-cell table:formula="of:=([.D86]-[.E86])^2" office:value-type="float" office:value="435295.144022867" calcext:value-type="float">
            <text:p>435295,1440228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00978" calcext:value-type="float">
            <text:p>0,200978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818.76952612" calcext:value-type="float">
            <text:p>818,76952612</text:p>
          </table:table-cell>
          <table:table-cell table:formula="of:=([.D87]-[.E87])^2" office:value-type="float" office:value="956.791247035405" calcext:value-type="float">
            <text:p>956,79124703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55106" calcext:value-type="float">
            <text:p>0,155106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631.08240324" calcext:value-type="float">
            <text:p>631,08240324</text:p>
          </table:table-cell>
          <table:table-cell table:formula="of:=([.D88]-[.E88])^2" office:value-type="float" office:value="175965.378554254" calcext:value-type="float">
            <text:p>175965,3785542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699776" calcext:value-type="float">
            <text:p>0,0699776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282.776149504" calcext:value-type="float">
            <text:p>282,776149504</text:p>
          </table:table-cell>
          <table:table-cell table:formula="of:=([.D89]-[.E89])^2" office:value-type="float" office:value="80075.5024616613" calcext:value-type="float">
            <text:p>80075,50246166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599327" calcext:value-type="float">
            <text:p>0,0599327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41.677039358" calcext:value-type="float">
            <text:p>241,677039358</text:p>
          </table:table-cell>
          <table:table-cell table:formula="of:=([.D90]-[.E90])^2" office:value-type="float" office:value="60131.3963915029" calcext:value-type="float">
            <text:p>60131,39639150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519248" calcext:value-type="float">
            <text:p>0,0519248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208.912396192" calcext:value-type="float">
            <text:p>208,912396192</text:p>
          </table:table-cell>
          <table:table-cell table:formula="of:=([.D91]-[.E91])^2" office:value-type="float" office:value="45136.0206477225" calcext:value-type="float">
            <text:p>45136,02064772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04164" calcext:value-type="float">
            <text:p>0,0304164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20.909917256" calcext:value-type="float">
            <text:p>120,909917256</text:p>
          </table:table-cell>
          <table:table-cell table:formula="of:=([.D92]-[.E92])^2" office:value-type="float" office:value="15487.7819050252" calcext:value-type="float">
            <text:p>15487,78190502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373752" calcext:value-type="float">
            <text:p>0,0373752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49.382125808" calcext:value-type="float">
            <text:p>149,382125808</text:p>
          </table:table-cell>
          <table:table-cell table:formula="of:=([.D93]-[.E93])^2" office:value-type="float" office:value="23385.1765616378" calcext:value-type="float">
            <text:p>23385,17656163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25981" calcext:value-type="float">
            <text:p>0,0525981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11.667230074" calcext:value-type="float">
            <text:p>211,667230074</text:p>
          </table:table-cell>
          <table:table-cell table:formula="of:=([.D94]-[.E94])^2" office:value-type="float" office:value="46245.311127725" calcext:value-type="float">
            <text:p>46245,3111277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30414" calcext:value-type="float">
            <text:p>0,0530414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13.481009756" calcext:value-type="float">
            <text:p>213,481009756</text:p>
          </table:table-cell>
          <table:table-cell table:formula="of:=([.D95]-[.E95])^2" office:value-type="float" office:value="46924.661868767" calcext:value-type="float">
            <text:p>46924,661868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31251" calcext:value-type="float">
            <text:p>0,0531251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13.823471654" calcext:value-type="float">
            <text:p>213,823471654</text:p>
          </table:table-cell>
          <table:table-cell table:formula="of:=([.D96]-[.E96])^2" office:value-type="float" office:value="47242.5316356262" calcext:value-type="float">
            <text:p>47242,53163562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29924" calcext:value-type="float">
            <text:p>0,0529924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13.280524296" calcext:value-type="float">
            <text:p>213,280524296</text:p>
          </table:table-cell>
          <table:table-cell table:formula="of:=([.D97]-[.E97])^2" office:value-type="float" office:value="46006.184540585" calcext:value-type="float">
            <text:p>46006,1845405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38715" calcext:value-type="float">
            <text:p>0,0538715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16.87739711" calcext:value-type="float">
            <text:p>216,87739711</text:p>
          </table:table-cell>
          <table:table-cell table:formula="of:=([.D98]-[.E98])^2" office:value-type="float" office:value="48561.7897767941" calcext:value-type="float">
            <text:p>48561,78977679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29657" calcext:value-type="float">
            <text:p>0,0529657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13.171280178" calcext:value-type="float">
            <text:p>213,171280178</text:p>
          </table:table-cell>
          <table:table-cell table:formula="of:=([.D99]-[.E99])^2" office:value-type="float" office:value="46963.7789563876" calcext:value-type="float">
            <text:p>46963,77895638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31306" calcext:value-type="float">
            <text:p>0,0531306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13.845975124" calcext:value-type="float">
            <text:p>213,845975124</text:p>
          </table:table-cell>
          <table:table-cell table:formula="of:=([.D100]-[.E100])^2" office:value-type="float" office:value="38555.6753681805" calcext:value-type="float">
            <text:p>38555,67536818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08275" calcext:value-type="float">
            <text:p>0,0608275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45.33814935" calcext:value-type="float">
            <text:p>245,33814935</text:p>
          </table:table-cell>
          <table:table-cell table:formula="of:=([.D101]-[.E101])^2" office:value-type="float" office:value="4298.37828972519" calcext:value-type="float">
            <text:p>4298,37828972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82913" calcext:value-type="float">
            <text:p>0,182913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44.85585602" calcext:value-type="float">
            <text:p>744,85585602</text:p>
          </table:table-cell>
          <table:table-cell table:formula="of:=([.D102]-[.E102])^2" office:value-type="float" office:value="130000.568088108" calcext:value-type="float">
            <text:p>130000,568088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4809" calcext:value-type="float">
            <text:p>0,204809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34.44421586" calcext:value-type="float">
            <text:p>834,44421586</text:p>
          </table:table-cell>
          <table:table-cell table:formula="of:=([.D103]-[.E103])^2" office:value-type="float" office:value="171265.949886409" calcext:value-type="float">
            <text:p>171265,9498864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7592" calcext:value-type="float">
            <text:p>0,207592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45.83097168" calcext:value-type="float">
            <text:p>845,83097168</text:p>
          </table:table-cell>
          <table:table-cell table:formula="of:=([.D104]-[.E104])^2" office:value-type="float" office:value="822953.899462167" calcext:value-type="float">
            <text:p>822953,899462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8405" calcext:value-type="float">
            <text:p>0,48405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976.969937" calcext:value-type="float">
            <text:p>1976,969937</text:p>
          </table:table-cell>
          <table:table-cell table:formula="of:=([.D105]-[.E105])^2" office:value-type="float" office:value="710698.037616398" calcext:value-type="float">
            <text:p>710698,0376163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08239" calcext:value-type="float">
            <text:p>0,608239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485.09419806" calcext:value-type="float">
            <text:p>2485,09419806</text:p>
          </table:table-cell>
          <table:table-cell table:formula="of:=([.D106]-[.E106])^2" office:value-type="float" office:value="1075175.5202244" calcext:value-type="float">
            <text:p>1075175,52022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42194" calcext:value-type="float">
            <text:p>0,742194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033.17643876" calcext:value-type="float">
            <text:p>3033,17643876</text:p>
          </table:table-cell>
          <table:table-cell table:formula="of:=([.D107]-[.E107])^2" office:value-type="float" office:value="392908.236713348" calcext:value-type="float">
            <text:p>392908,2367133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823986" calcext:value-type="float">
            <text:p>0,823986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367.83167844" calcext:value-type="float">
            <text:p>3367,83167844</text:p>
          </table:table-cell>
          <table:table-cell table:formula="of:=([.D108]-[.E108])^2" office:value-type="float" office:value="4861287.27485266" calcext:value-type="float">
            <text:p>4861287,27485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52915" calcext:value-type="float">
            <text:p>0,152915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622.1178391" calcext:value-type="float">
            <text:p>622,1178391</text:p>
          </table:table-cell>
          <table:table-cell table:formula="of:=([.D109]-[.E109])^2" office:value-type="float" office:value="956253.502300499" calcext:value-type="float">
            <text:p>956253,5023004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91338" calcext:value-type="float">
            <text:p>0,291338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1188.48108052" calcext:value-type="float">
            <text:p>1188,48108052</text:p>
          </table:table-cell>
          <table:table-cell table:formula="of:=([.D110]-[.E110])^2" office:value-type="float" office:value="91434.3732768556" calcext:value-type="float">
            <text:p>91434,37327685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91662" calcext:value-type="float">
            <text:p>0,0991662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402.202473948" calcext:value-type="float">
            <text:p>402,202473948</text:p>
          </table:table-cell>
          <table:table-cell table:formula="of:=([.D111]-[.E111])^2" office:value-type="float" office:value="153113.890911188" calcext:value-type="float">
            <text:p>153113,8909111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-0.0277016" calcext:value-type="float">
            <text:p>-0,0277016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-116.882204464" calcext:value-type="float">
            <text:p>-116,882204464</text:p>
          </table:table-cell>
          <table:table-cell table:formula="of:=([.D112]-[.E112])^2" office:value-type="float" office:value="80192.0620378954" calcext:value-type="float">
            <text:p>80192,0620378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0849988" calcext:value-type="float">
            <text:p>0,0849988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344.235990152" calcext:value-type="float">
            <text:p>344,235990152</text:p>
          </table:table-cell>
          <table:table-cell table:formula="of:=([.D113]-[.E113])^2" office:value-type="float" office:value="119900.136487782" calcext:value-type="float">
            <text:p>119900,1364877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551452" calcext:value-type="float">
            <text:p>0,0551452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222.088791608" calcext:value-type="float">
            <text:p>222,088791608</text:p>
          </table:table-cell>
          <table:table-cell table:formula="of:=([.D114]-[.E114])^2" office:value-type="float" office:value="49947.2407940716" calcext:value-type="float">
            <text:p>49947,24079407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6439" calcext:value-type="float">
            <text:p>0,06439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59.9142606" calcext:value-type="float">
            <text:p>259,9142606</text:p>
          </table:table-cell>
          <table:table-cell table:formula="of:=([.D115]-[.E115])^2" office:value-type="float" office:value="68840.2532514952" calcext:value-type="float">
            <text:p>68840,25325149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01363" calcext:value-type="float">
            <text:p>0,0301363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9.763876902" calcext:value-type="float">
            <text:p>119,763876902</text:p>
          </table:table-cell>
          <table:table-cell table:formula="of:=([.D116]-[.E116])^2" office:value-type="float" office:value="14826.4421140744" calcext:value-type="float">
            <text:p>14826,44211407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400738" calcext:value-type="float">
            <text:p>0,0400738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160.423555652" calcext:value-type="float">
            <text:p>160,423555652</text:p>
          </table:table-cell>
          <table:table-cell table:formula="of:=([.D117]-[.E117])^2" office:value-type="float" office:value="26884.0475820465" calcext:value-type="float">
            <text:p>26884,04758204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30183" calcext:value-type="float">
            <text:p>0,0530183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13.386495182" calcext:value-type="float">
            <text:p>213,386495182</text:p>
          </table:table-cell>
          <table:table-cell table:formula="of:=([.D118]-[.E118])^2" office:value-type="float" office:value="46464.6030553226" calcext:value-type="float">
            <text:p>46464,60305532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534342" calcext:value-type="float">
            <text:p>0,0534342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15.088166668" calcext:value-type="float">
            <text:p>215,088166668</text:p>
          </table:table-cell>
          <table:table-cell table:formula="of:=([.D119]-[.E119])^2" office:value-type="float" office:value="46984.1021526312" calcext:value-type="float">
            <text:p>46984,10215263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53616" calcext:value-type="float">
            <text:p>0,053616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15.83200864" calcext:value-type="float">
            <text:p>215,83200864</text:p>
          </table:table-cell>
          <table:table-cell table:formula="of:=([.D120]-[.E120])^2" office:value-type="float" office:value="47699.4383590659" calcext:value-type="float">
            <text:p>47699,43835906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32319" calcext:value-type="float">
            <text:p>0,0532319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14.260448126" calcext:value-type="float">
            <text:p>214,260448126</text:p>
          </table:table-cell>
          <table:table-cell table:formula="of:=([.D121]-[.E121])^2" office:value-type="float" office:value="47437.0352038864" calcext:value-type="float">
            <text:p>47437,03520388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32167" calcext:value-type="float">
            <text:p>0,0532167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14.198256718" calcext:value-type="float">
            <text:p>214,198256718</text:p>
          </table:table-cell>
          <table:table-cell table:formula="of:=([.D122]-[.E122])^2" office:value-type="float" office:value="47409.9484385937" calcext:value-type="float">
            <text:p>47409,94843859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30368" calcext:value-type="float">
            <text:p>0,0530368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13.462188672" calcext:value-type="float">
            <text:p>213,462188672</text:p>
          </table:table-cell>
          <table:table-cell table:formula="of:=([.D123]-[.E123])^2" office:value-type="float" office:value="47050.8976080282" calcext:value-type="float">
            <text:p>47050,89760802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28675" calcext:value-type="float">
            <text:p>0,0528675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12.76949095" calcext:value-type="float">
            <text:p>212,76949095</text:p>
          </table:table-cell>
          <table:table-cell table:formula="of:=([.D124]-[.E124])^2" office:value-type="float" office:value="37655.2117473063" calcext:value-type="float">
            <text:p>37655,21174730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1" calcext:value-type="float">
            <text:p>0,061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46.04394" calcext:value-type="float">
            <text:p>246,04394</text:p>
          </table:table-cell>
          <table:table-cell table:formula="of:=([.D125]-[.E125])^2" office:value-type="float" office:value="8472.11674023146" calcext:value-type="float">
            <text:p>8472,11674023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1369" calcext:value-type="float">
            <text:p>0,11369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61.6271826" calcext:value-type="float">
            <text:p>461,6271826</text:p>
          </table:table-cell>
          <table:table-cell table:formula="of:=([.D126]-[.E126])^2" office:value-type="float" office:value="420388.933585032" calcext:value-type="float">
            <text:p>420388,9335850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46263" calcext:value-type="float">
            <text:p>0,46263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889.3291502" calcext:value-type="float">
            <text:p>1889,3291502</text:p>
          </table:table-cell>
          <table:table-cell table:formula="of:=([.D127]-[.E127])^2" office:value-type="float" office:value="100915.027612908" calcext:value-type="float">
            <text:p>100915,0276129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67906" calcext:value-type="float">
            <text:p>0,567906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320.07011524" calcext:value-type="float">
            <text:p>2320,07011524</text:p>
          </table:table-cell>
          <table:table-cell table:formula="of:=([.D128]-[.E128])^2" office:value-type="float" office:value="485709.158988072" calcext:value-type="float">
            <text:p>485709,1589880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751901" calcext:value-type="float">
            <text:p>0,751901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3072.89301754" calcext:value-type="float">
            <text:p>3072,89301754</text:p>
          </table:table-cell>
          <table:table-cell table:formula="of:=([.D129]-[.E129])^2" office:value-type="float" office:value="1772.91844784712" calcext:value-type="float">
            <text:p>1772,91844784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07085" calcext:value-type="float">
            <text:p>0,607085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480.3725609" calcext:value-type="float">
            <text:p>2480,3725609</text:p>
          </table:table-cell>
          <table:table-cell table:formula="of:=([.D130]-[.E130])^2" office:value-type="float" office:value="926654.38067124" calcext:value-type="float">
            <text:p>926654,38067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74069" calcext:value-type="float">
            <text:p>0,774069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3163.59427626" calcext:value-type="float">
            <text:p>3163,59427626</text:p>
          </table:table-cell>
          <table:table-cell table:formula="of:=([.D131]-[.E131])^2" office:value-type="float" office:value="143947.708345879" calcext:value-type="float">
            <text:p>143947,7083458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763091" calcext:value-type="float">
            <text:p>0,763091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3118.67735014" calcext:value-type="float">
            <text:p>3118,67735014</text:p>
          </table:table-cell>
          <table:table-cell table:formula="of:=([.D132]-[.E132])^2" office:value-type="float" office:value="113114.22849337" calcext:value-type="float">
            <text:p>113114,228493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52998" calcext:value-type="float">
            <text:p>0,652998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668.22743692" calcext:value-type="float">
            <text:p>2668,22743692</text:p>
          </table:table-cell>
          <table:table-cell table:formula="of:=([.D133]-[.E133])^2" office:value-type="float" office:value="39114.0681500166" calcext:value-type="float">
            <text:p>39114,06815001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398711" calcext:value-type="float">
            <text:p>0,398711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627.80200494" calcext:value-type="float">
            <text:p>1627,80200494</text:p>
          </table:table-cell>
          <table:table-cell table:formula="of:=([.D134]-[.E134])^2" office:value-type="float" office:value="180792.427869771" calcext:value-type="float">
            <text:p>180792,4278697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192942" calcext:value-type="float">
            <text:p>0,192942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785.88991068" calcext:value-type="float">
            <text:p>785,88991068</text:p>
          </table:table-cell>
          <table:table-cell table:formula="of:=([.D135]-[.E135])^2" office:value-type="float" office:value="28767.789269544" calcext:value-type="float">
            <text:p>28767,7892695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17489" calcext:value-type="float">
            <text:p>0,117489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477.17094306" calcext:value-type="float">
            <text:p>477,17094306</text:p>
          </table:table-cell>
          <table:table-cell table:formula="of:=([.D136]-[.E136])^2" office:value-type="float" office:value="139256.559021025" calcext:value-type="float">
            <text:p>139256,5590210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185949" calcext:value-type="float">
            <text:p>0,0185949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72.541777146" calcext:value-type="float">
            <text:p>72,541777146</text:p>
          </table:table-cell>
          <table:table-cell table:formula="of:=([.D137]-[.E137])^2" office:value-type="float" office:value="1248710.7384621" calcext:value-type="float">
            <text:p>1248710,73846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85896" calcext:value-type="float">
            <text:p>0,285896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1166.21491984" calcext:value-type="float">
            <text:p>1166,21491984</text:p>
          </table:table-cell>
          <table:table-cell table:formula="of:=([.D138]-[.E138])^2" office:value-type="float" office:value="1368326.57248988" calcext:value-type="float">
            <text:p>1368326,572489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541726" calcext:value-type="float">
            <text:p>0,0541726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218.109359804" calcext:value-type="float">
            <text:p>218,109359804</text:p>
          </table:table-cell>
          <table:table-cell table:formula="of:=([.D139]-[.E139])^2" office:value-type="float" office:value="49128.438701523" calcext:value-type="float">
            <text:p>49128,4387015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779931" calcext:value-type="float">
            <text:p>0,0779931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315.571888374" calcext:value-type="float">
            <text:p>315,571888374</text:p>
          </table:table-cell>
          <table:table-cell table:formula="of:=([.D140]-[.E140])^2" office:value-type="float" office:value="3155695.03291401" calcext:value-type="float">
            <text:p>3155695,032914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212317" calcext:value-type="float">
            <text:p>0,212317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865.16349818" calcext:value-type="float">
            <text:p>865,16349818</text:p>
          </table:table-cell>
          <table:table-cell table:formula="of:=([.D141]-[.E141])^2" office:value-type="float" office:value="754645.767750169" calcext:value-type="float">
            <text:p>754645,7677501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997548" calcext:value-type="float">
            <text:p>-0,0997548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-411.690754392" calcext:value-type="float">
            <text:p>-411,690754392</text:p>
          </table:table-cell>
          <table:table-cell table:formula="of:=([.D142]-[.E142])^2" office:value-type="float" office:value="166587.038310759" calcext:value-type="float">
            <text:p>166587,0383107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37494" calcext:value-type="float">
            <text:p>0,137494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559.02220076" calcext:value-type="float">
            <text:p>559,02220076</text:p>
          </table:table-cell>
          <table:table-cell table:formula="of:=([.D143]-[.E143])^2" office:value-type="float" office:value="316464.978568479" calcext:value-type="float">
            <text:p>316464,9785684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2987" calcext:value-type="float">
            <text:p>0,22987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936.9822998" calcext:value-type="float">
            <text:p>936,9822998</text:p>
          </table:table-cell>
          <table:table-cell table:formula="of:=([.D144]-[.E144])^2" office:value-type="float" office:value="7601152.46703314" calcext:value-type="float">
            <text:p>7601152,467033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456555" calcext:value-type="float">
            <text:p>0,0456555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183.26130447" calcext:value-type="float">
            <text:p>183,26130447</text:p>
          </table:table-cell>
          <table:table-cell table:formula="of:=([.D145]-[.E145])^2" office:value-type="float" office:value="34894.7273516936" calcext:value-type="float">
            <text:p>34894,72735169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515244" calcext:value-type="float">
            <text:p>0,0515244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207.274143576" calcext:value-type="float">
            <text:p>207,274143576</text:p>
          </table:table-cell>
          <table:table-cell table:formula="of:=([.D146]-[.E146])^2" office:value-type="float" office:value="4341912.29259631" calcext:value-type="float">
            <text:p>4341912,292596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295226" calcext:value-type="float">
            <text:p>0,295226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1204.38898804" calcext:value-type="float">
            <text:p>1204,38898804</text:p>
          </table:table-cell>
          <table:table-cell table:formula="of:=([.D147]-[.E147])^2" office:value-type="float" office:value="1459068.28164301" calcext:value-type="float">
            <text:p>1459068,281643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221299" calcext:value-type="float">
            <text:p>0,221299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901.91371046" calcext:value-type="float">
            <text:p>901,91371046</text:p>
          </table:table-cell>
          <table:table-cell table:formula="of:=([.D148]-[.E148])^2" office:value-type="float" office:value="819846.421785781" calcext:value-type="float">
            <text:p>819846,4217857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166231" calcext:value-type="float">
            <text:p>-0,166231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683.68078574" calcext:value-type="float">
            <text:p>-683,68078574</text:p>
          </table:table-cell>
          <table:table-cell table:formula="of:=([.D149]-[.E149])^2" office:value-type="float" office:value="18008818.4431928" calcext:value-type="float">
            <text:p>18008818,4431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246731" calcext:value-type="float">
            <text:p>0,246731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005.96975574" calcext:value-type="float">
            <text:p>1005,96975574</text:p>
          </table:table-cell>
          <table:table-cell table:formula="of:=([.D150]-[.E150])^2" office:value-type="float" office:value="1018423.59586323" calcext:value-type="float">
            <text:p>1018423,5958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43385" calcext:value-type="float">
            <text:p>-0,043385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181.0514629" calcext:value-type="float">
            <text:p>-181,0514629</text:p>
          </table:table-cell>
          <table:table-cell table:formula="of:=([.D151]-[.E151])^2" office:value-type="float" office:value="12531950.5083293" calcext:value-type="float">
            <text:p>12531950,50832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17884" calcext:value-type="float">
            <text:p>0,517884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115.40310136" calcext:value-type="float">
            <text:p>2115,40310136</text:p>
          </table:table-cell>
          <table:table-cell table:formula="of:=([.D152]-[.E152])^2" office:value-type="float" office:value="4298752.42810222" calcext:value-type="float">
            <text:p>4298752,428102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225089" calcext:value-type="float">
            <text:p>0,225089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917.42064706" calcext:value-type="float">
            <text:p>917,42064706</text:p>
          </table:table-cell>
          <table:table-cell table:formula="of:=([.D153]-[.E153])^2" office:value-type="float" office:value="7871286.16505281" calcext:value-type="float">
            <text:p>7871286,165052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1158" calcext:value-type="float">
            <text:p>0,11158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452.9940332" calcext:value-type="float">
            <text:p>452,9940332</text:p>
          </table:table-cell>
          <table:table-cell table:formula="of:=([.D154]-[.E154])^2" office:value-type="float" office:value="43261.4395803474" calcext:value-type="float">
            <text:p>43261,43958034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263272" calcext:value-type="float">
            <text:p>0,263272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1073.64791888" calcext:value-type="float">
            <text:p>1073,64791888</text:p>
          </table:table-cell>
          <table:table-cell table:formula="of:=([.D155]-[.E155])^2" office:value-type="float" office:value="1156609.73246624" calcext:value-type="float">
            <text:p>1156609,732466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632897" calcext:value-type="float">
            <text:p>-0,0632897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-262.492339138" calcext:value-type="float">
            <text:p>-262,492339138</text:p>
          </table:table-cell>
          <table:table-cell table:formula="of:=([.D156]-[.E156])^2" office:value-type="float" office:value="67056.3139450418" calcext:value-type="float">
            <text:p>67056,31394504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420427" calcext:value-type="float">
            <text:p>0,420427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716.65388758" calcext:value-type="float">
            <text:p>1716,65388758</text:p>
          </table:table-cell>
          <table:table-cell table:formula="of:=([.D157]-[.E157])^2" office:value-type="float" office:value="1228428.63011391" calcext:value-type="float">
            <text:p>1228428,630113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153672" calcext:value-type="float">
            <text:p>0,0153672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59.335513488" calcext:value-type="float">
            <text:p>59,335513488</text:p>
          </table:table-cell>
          <table:table-cell table:formula="of:=([.D158]-[.E158])^2" office:value-type="float" office:value="4095210.28250424" calcext:value-type="float">
            <text:p>4095210,282504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60007" calcext:value-type="float">
            <text:p>0,360007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469.44304078" calcext:value-type="float">
            <text:p>1469,44304078</text:p>
          </table:table-cell>
          <table:table-cell table:formula="of:=([.D159]-[.E159])^2" office:value-type="float" office:value="247549.572822511" calcext:value-type="float">
            <text:p>247549,5728225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69345" calcext:value-type="float">
            <text:p>0,369345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507.6498413" calcext:value-type="float">
            <text:p>1507,6498413</text:p>
          </table:table-cell>
          <table:table-cell table:formula="of:=([.D160]-[.E160])^2" office:value-type="float" office:value="1973041.12268623" calcext:value-type="float">
            <text:p>1973041,122686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85407" calcext:value-type="float">
            <text:p>0,185407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755.06015678" calcext:value-type="float">
            <text:p>755,06015678</text:p>
          </table:table-cell>
          <table:table-cell table:formula="of:=([.D161]-[.E161])^2" office:value-type="float" office:value="571642.082476181" calcext:value-type="float">
            <text:p>571642,082476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107752" calcext:value-type="float">
            <text:p>0,0107752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40.547161808" calcext:value-type="float">
            <text:p>40,547161808</text:p>
          </table:table-cell>
          <table:table-cell table:formula="of:=([.D162]-[.E162])^2" office:value-type="float" office:value="1943.67783628477" calcext:value-type="float">
            <text:p>1943,67783628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374266" calcext:value-type="float">
            <text:p>0,037426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149.592430964" calcext:value-type="float">
            <text:p>149,592430964</text:p>
          </table:table-cell>
          <table:table-cell table:formula="of:=([.D163]-[.E163])^2" office:value-type="float" office:value="23449.5414129442" calcext:value-type="float">
            <text:p>23449,54141294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79154" calcext:value-type="float">
            <text:p>0,0279154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110.676975716" calcext:value-type="float">
            <text:p>110,676975716</text:p>
          </table:table-cell>
          <table:table-cell table:formula="of:=([.D164]-[.E164])^2" office:value-type="float" office:value="13045.5175417093" calcext:value-type="float">
            <text:p>13045,51754170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433299" calcext:value-type="float">
            <text:p>0,0433299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173.746019046" calcext:value-type="float">
            <text:p>173,746019046</text:p>
          </table:table-cell>
          <table:table-cell table:formula="of:=([.D165]-[.E165])^2" office:value-type="float" office:value="31430.3325491787" calcext:value-type="float">
            <text:p>31430,33254917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26911" calcext:value-type="float">
            <text:p>0,0526911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12.047743294" calcext:value-type="float">
            <text:p>212,047743294</text:p>
          </table:table-cell>
          <table:table-cell table:formula="of:=([.D166]-[.E166])^2" office:value-type="float" office:value="46478.0750585996" calcext:value-type="float">
            <text:p>46478,07505859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13.24410959" calcext:value-type="float">
            <text:p>213,24410959</text:p>
          </table:table-cell>
          <table:table-cell table:formula="of:=([.D167]-[.E167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13.24410959" calcext:value-type="float">
            <text:p>213,24410959</text:p>
          </table:table-cell>
          <table:table-cell table:formula="of:=([.D168]-[.E168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13.24410959" calcext:value-type="float">
            <text:p>213,24410959</text:p>
          </table:table-cell>
          <table:table-cell table:formula="of:=([.D169]-[.E169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13.24410959" calcext:value-type="float">
            <text:p>213,24410959</text:p>
          </table:table-cell>
          <table:table-cell table:formula="of:=([.D170]-[.E170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13.24410959" calcext:value-type="float">
            <text:p>213,24410959</text:p>
          </table:table-cell>
          <table:table-cell table:formula="of:=([.D171]-[.E17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29835" calcext:value-type="float">
            <text:p>0,0529835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13.24410959" calcext:value-type="float">
            <text:p>213,24410959</text:p>
          </table:table-cell>
          <table:table-cell table:formula="of:=([.D172]-[.E172])^2" office:value-type="float" office:value="31575.1964605872" calcext:value-type="float">
            <text:p>31575,19646058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673751" calcext:value-type="float">
            <text:p>0,0673751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272.127916654" calcext:value-type="float">
            <text:p>272,127916654</text:p>
          </table:table-cell>
          <table:table-cell table:formula="of:=([.D173]-[.E173])^2" office:value-type="float" office:value="2603.8619137453" calcext:value-type="float">
            <text:p>2603,86191374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4193" calcext:value-type="float">
            <text:p>0,14193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77.1722722" calcext:value-type="float">
            <text:p>577,1722722</text:p>
          </table:table-cell>
          <table:table-cell table:formula="of:=([.D174]-[.E174])^2" office:value-type="float" office:value="436694.593132567" calcext:value-type="float">
            <text:p>436694,5931325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7712" calcext:value-type="float">
            <text:p>0,47712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948.6155648" calcext:value-type="float">
            <text:p>1948,6155648</text:p>
          </table:table-cell>
          <table:table-cell table:formula="of:=([.D175]-[.E175])^2" office:value-type="float" office:value="161109.248346242" calcext:value-type="float">
            <text:p>161109,248346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89319" calcext:value-type="float">
            <text:p>0,589319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407.68226126" calcext:value-type="float">
            <text:p>2407,68226126</text:p>
          </table:table-cell>
          <table:table-cell table:formula="of:=([.D176]-[.E176])^2" office:value-type="float" office:value="336770.703927856" calcext:value-type="float">
            <text:p>336770,7039278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717186" calcext:value-type="float">
            <text:p>0,717186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930.85520644" calcext:value-type="float">
            <text:p>2930,85520644</text:p>
          </table:table-cell>
          <table:table-cell table:formula="of:=([.D177]-[.E177])^2" office:value-type="float" office:value="222919.256358141" calcext:value-type="float">
            <text:p>222919,2563581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679134" calcext:value-type="float">
            <text:p>0,679134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2775.16392636" calcext:value-type="float">
            <text:p>2775,16392636</text:p>
          </table:table-cell>
          <table:table-cell table:formula="of:=([.D178]-[.E178])^2" office:value-type="float" office:value="730746.756676538" calcext:value-type="float">
            <text:p>730746,7566765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841048" calcext:value-type="float">
            <text:p>0,841048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437.64153392" calcext:value-type="float">
            <text:p>3437,64153392</text:p>
          </table:table-cell>
          <table:table-cell table:formula="of:=([.D179]-[.E179])^2" office:value-type="float" office:value="3523.61699863434" calcext:value-type="float">
            <text:p>3523,61699863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73264" calcext:value-type="float">
            <text:p>0,73264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994.0858656" calcext:value-type="float">
            <text:p>2994,0858656</text:p>
          </table:table-cell>
          <table:table-cell table:formula="of:=([.D180]-[.E180])^2" office:value-type="float" office:value="157539.224906324" calcext:value-type="float">
            <text:p>157539,2249063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619253" calcext:value-type="float">
            <text:p>0,619253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530.15841962" calcext:value-type="float">
            <text:p>2530,15841962</text:p>
          </table:table-cell>
          <table:table-cell table:formula="of:=([.D181]-[.E181])^2" office:value-type="float" office:value="131654.214453898" calcext:value-type="float">
            <text:p>131654,2144538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12708" calcext:value-type="float">
            <text:p>0,412708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685.07129032" calcext:value-type="float">
            <text:p>1685,07129032</text:p>
          </table:table-cell>
          <table:table-cell table:formula="of:=([.D182]-[.E182])^2" office:value-type="float" office:value="164779.056500471" calcext:value-type="float">
            <text:p>164779,0565004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187023" calcext:value-type="float">
            <text:p>0,187023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761.67208542" calcext:value-type="float">
            <text:p>761,67208542</text:p>
          </table:table-cell>
          <table:table-cell table:formula="of:=([.D183]-[.E183])^2" office:value-type="float" office:value="41058.684670138" calcext:value-type="float">
            <text:p>41058,6846701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19461" calcext:value-type="float">
            <text:p>0,119461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485.23945994" calcext:value-type="float">
            <text:p>485,23945994</text:p>
          </table:table-cell>
          <table:table-cell table:formula="of:=([.D184]-[.E184])^2" office:value-type="float" office:value="152943.270782771" calcext:value-type="float">
            <text:p>152943,2707827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245518" calcext:value-type="float">
            <text:p>0,0245518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96.914671772" calcext:value-type="float">
            <text:p>96,914671772</text:p>
          </table:table-cell>
          <table:table-cell table:formula="of:=([.D185]-[.E185])^2" office:value-type="float" office:value="9634.33921190196" calcext:value-type="float">
            <text:p>9634,3392119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0831785" calcext:value-type="float">
            <text:p>0,00831785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30.492815989" calcext:value-type="float">
            <text:p>30,492815989</text:p>
          </table:table-cell>
          <table:table-cell table:formula="of:=([.D186]-[.E186])^2" office:value-type="float" office:value="1158.23256414113" calcext:value-type="float">
            <text:p>1158,23256414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366147" calcext:value-type="float">
            <text:p>0,0366147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146.270509638" calcext:value-type="float">
            <text:p>146,270509638</text:p>
          </table:table-cell>
          <table:table-cell table:formula="of:=([.D187]-[.E187])^2" office:value-type="float" office:value="22443.1887979973" calcext:value-type="float">
            <text:p>22443,18879799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79148" calcext:value-type="float">
            <text:p>0,0279148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110.674520792" calcext:value-type="float">
            <text:p>110,674520792</text:p>
          </table:table-cell>
          <table:table-cell table:formula="of:=([.D188]-[.E188])^2" office:value-type="float" office:value="13044.9567597462" calcext:value-type="float">
            <text:p>13044,95675974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439586" calcext:value-type="float">
            <text:p>0,0439586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176.318370244" calcext:value-type="float">
            <text:p>176,318370244</text:p>
          </table:table-cell>
          <table:table-cell table:formula="of:=([.D189]-[.E189])^2" office:value-type="float" office:value="32349.0333468278" calcext:value-type="float">
            <text:p>32349,03334682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27175" calcext:value-type="float">
            <text:p>0,0527175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12.15575995" calcext:value-type="float">
            <text:p>212,15575995</text:p>
          </table:table-cell>
          <table:table-cell table:formula="of:=([.D190]-[.E190])^2" office:value-type="float" office:value="46524.660860408" calcext:value-type="float">
            <text:p>46524,6608604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13.24410959" calcext:value-type="float">
            <text:p>213,24410959</text:p>
          </table:table-cell>
          <table:table-cell table:formula="of:=([.D191]-[.E19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29835" calcext:value-type="float">
            <text:p>0,0529835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13.24410959" calcext:value-type="float">
            <text:p>213,24410959</text:p>
          </table:table-cell>
          <table:table-cell table:formula="of:=([.D192]-[.E192])^2" office:value-type="float" office:value="46960.6711843387" calcext:value-type="float">
            <text:p>46960,67118433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0124" calcext:value-type="float">
            <text:p>0,0530124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13.362355096" calcext:value-type="float">
            <text:p>213,362355096</text:p>
          </table:table-cell>
          <table:table-cell table:formula="of:=([.D193]-[.E193])^2" office:value-type="float" office:value="46868.9394042053" calcext:value-type="float">
            <text:p>46868,93940420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31303" calcext:value-type="float">
            <text:p>0,0531303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13.844747662" calcext:value-type="float">
            <text:p>213,844747662</text:p>
          </table:table-cell>
          <table:table-cell table:formula="of:=([.D194]-[.E194])^2" office:value-type="float" office:value="47256.1285160714" calcext:value-type="float">
            <text:p>47256,12851607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2982" calcext:value-type="float">
            <text:p>0,052982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13.23797228" calcext:value-type="float">
            <text:p>213,23797228</text:p>
          </table:table-cell>
          <table:table-cell table:formula="of:=([.D195]-[.E195])^2" office:value-type="float" office:value="46992.6892658284" calcext:value-type="float">
            <text:p>46992,68926582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30231" calcext:value-type="float">
            <text:p>0,0530231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13.406134574" calcext:value-type="float">
            <text:p>213,406134574</text:p>
          </table:table-cell>
          <table:table-cell table:formula="of:=([.D196]-[.E196])^2" office:value-type="float" office:value="39432.484512758" calcext:value-type="float">
            <text:p>39432,4845127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597044" calcext:value-type="float">
            <text:p>0,0597044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40.742940776" calcext:value-type="float">
            <text:p>240,742940776</text:p>
          </table:table-cell>
          <table:table-cell table:formula="of:=([.D197]-[.E197])^2" office:value-type="float" office:value="2474.35585666979" calcext:value-type="float">
            <text:p>2474,35585666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29323" calcext:value-type="float">
            <text:p>0,129323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25.59022742" calcext:value-type="float">
            <text:p>525,59022742</text:p>
          </table:table-cell>
          <table:table-cell table:formula="of:=([.D198]-[.E198])^2" office:value-type="float" office:value="63004.9136126163" calcext:value-type="float">
            <text:p>63004,91361261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8475" calcext:value-type="float">
            <text:p>0,38475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570.680015" calcext:value-type="float">
            <text:p>1570,680015</text:p>
          </table:table-cell>
          <table:table-cell table:formula="of:=([.D199]-[.E199])^2" office:value-type="float" office:value="373713.466446935" calcext:value-type="float">
            <text:p>373713,4664469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46283" calcext:value-type="float">
            <text:p>0,546283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231.59874582" calcext:value-type="float">
            <text:p>2231,59874582</text:p>
          </table:table-cell>
          <table:table-cell table:formula="of:=([.D200]-[.E200])^2" office:value-type="float" office:value="691227.503079262" calcext:value-type="float">
            <text:p>691227,5030792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734603" calcext:value-type="float">
            <text:p>0,734603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3002.11755862" calcext:value-type="float">
            <text:p>3002,11755862</text:p>
          </table:table-cell>
          <table:table-cell table:formula="of:=([.D201]-[.E201])^2" office:value-type="float" office:value="289317.079789052" calcext:value-type="float">
            <text:p>289317,0797890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670183" calcext:value-type="float">
            <text:p>0,670183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2738.54055182" calcext:value-type="float">
            <text:p>2738,54055182</text:p>
          </table:table-cell>
          <table:table-cell table:formula="of:=([.D202]-[.E202])^2" office:value-type="float" office:value="1051565.29654739" calcext:value-type="float">
            <text:p>1051565,296547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90229" calcext:value-type="float">
            <text:p>0,890229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638.86756266" calcext:value-type="float">
            <text:p>3638,86756266</text:p>
          </table:table-cell>
          <table:table-cell table:formula="of:=([.D203]-[.E203])^2" office:value-type="float" office:value="5059.67932377864" calcext:value-type="float">
            <text:p>5059,67932377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821532" calcext:value-type="float">
            <text:p>0,821532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3357.79103928" calcext:value-type="float">
            <text:p>3357,79103928</text:p>
          </table:table-cell>
          <table:table-cell table:formula="of:=([.D204]-[.E204])^2" office:value-type="float" office:value="1037.39409948151" calcext:value-type="float">
            <text:p>1037,39409948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9775" calcext:value-type="float">
            <text:p>0,59775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442.178035" calcext:value-type="float">
            <text:p>2442,178035</text:p>
          </table:table-cell>
          <table:table-cell table:formula="of:=([.D205]-[.E205])^2" office:value-type="float" office:value="136768.330899952" calcext:value-type="float">
            <text:p>136768,3308999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62413" calcext:value-type="float">
            <text:p>0,36241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479.28728602" calcext:value-type="float">
            <text:p>1479,28728602</text:p>
          </table:table-cell>
          <table:table-cell table:formula="of:=([.D206]-[.E206])^2" office:value-type="float" office:value="381568.199471715" calcext:value-type="float">
            <text:p>381568,1994717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04666" calcext:value-type="float">
            <text:p>0,204666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833.85912564" calcext:value-type="float">
            <text:p>833,85912564</text:p>
          </table:table-cell>
          <table:table-cell table:formula="of:=([.D207]-[.E207])^2" office:value-type="float" office:value="15735.8270432517" calcext:value-type="float">
            <text:p>15735,82704325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107412" calcext:value-type="float">
            <text:p>0,107412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435.94049448" calcext:value-type="float">
            <text:p>435,94049448</text:p>
          </table:table-cell>
          <table:table-cell table:formula="of:=([.D208]-[.E208])^2" office:value-type="float" office:value="115838.574049592" calcext:value-type="float">
            <text:p>115838,5740495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23115" calcext:value-type="float">
            <text:p>0,023115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91.0359471" calcext:value-type="float">
            <text:p>91,0359471</text:p>
          </table:table-cell>
          <table:table-cell table:formula="of:=([.D209]-[.E209])^2" office:value-type="float" office:value="8944.609769862" calcext:value-type="float">
            <text:p>8944,6097698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122022" calcext:value-type="float">
            <text:p>0,0122022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46.385789388" calcext:value-type="float">
            <text:p>46,385789388</text:p>
          </table:table-cell>
          <table:table-cell table:formula="of:=([.D210]-[.E210])^2" office:value-type="float" office:value="2492.58444601493" calcext:value-type="float">
            <text:p>2492,58444601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363664" calcext:value-type="float">
            <text:p>0,0363664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145.254580256" calcext:value-type="float">
            <text:p>145,254580256</text:p>
          </table:table-cell>
          <table:table-cell table:formula="of:=([.D211]-[.E211])^2" office:value-type="float" office:value="21578.0175016355" calcext:value-type="float">
            <text:p>21578,01750163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84484" calcext:value-type="float">
            <text:p>0,0284484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112.857766536" calcext:value-type="float">
            <text:p>112,857766536</text:p>
          </table:table-cell>
          <table:table-cell table:formula="of:=([.D212]-[.E212])^2" office:value-type="float" office:value="13548.4400545692" calcext:value-type="float">
            <text:p>13548,44005456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436774" calcext:value-type="float">
            <text:p>0,0436774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175.167829196" calcext:value-type="float">
            <text:p>175,167829196</text:p>
          </table:table-cell>
          <table:table-cell table:formula="of:=([.D213]-[.E213])^2" office:value-type="float" office:value="31936.4882159467" calcext:value-type="float">
            <text:p>31936,48821594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31414" calcext:value-type="float">
            <text:p>0,0531414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13.890163756" calcext:value-type="float">
            <text:p>213,890163756</text:p>
          </table:table-cell>
          <table:table-cell table:formula="of:=([.D214]-[.E214])^2" office:value-type="float" office:value="47275.876110961" calcext:value-type="float">
            <text:p>47275,8761109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31174" calcext:value-type="float">
            <text:p>0,0531174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13.791966796" calcext:value-type="float">
            <text:p>213,791966796</text:p>
          </table:table-cell>
          <table:table-cell table:formula="of:=([.D215]-[.E215])^2" office:value-type="float" office:value="47233.1837914176" calcext:value-type="float">
            <text:p>47233,18379141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27636" calcext:value-type="float">
            <text:p>0,0527636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12.344379944" calcext:value-type="float">
            <text:p>212,344379944</text:p>
          </table:table-cell>
          <table:table-cell table:formula="of:=([.D216]-[.E216])^2" office:value-type="float" office:value="46588.7963535153" calcext:value-type="float">
            <text:p>46588,79635351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29979" calcext:value-type="float">
            <text:p>0,0529979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13.303027766" calcext:value-type="float">
            <text:p>213,303027766</text:p>
          </table:table-cell>
          <table:table-cell table:formula="of:=([.D217]-[.E217])^2" office:value-type="float" office:value="47020.8986907263" calcext:value-type="float">
            <text:p>47020,89869072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29827" calcext:value-type="float">
            <text:p>0,0529827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13.240836358" calcext:value-type="float">
            <text:p>213,240836358</text:p>
          </table:table-cell>
          <table:table-cell table:formula="of:=([.D218]-[.E218])^2" office:value-type="float" office:value="46993.931012074" calcext:value-type="float">
            <text:p>46993,9310120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29868" calcext:value-type="float">
            <text:p>0,0529868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13.257611672" calcext:value-type="float">
            <text:p>213,257611672</text:p>
          </table:table-cell>
          <table:table-cell table:formula="of:=([.D219]-[.E219])^2" office:value-type="float" office:value="47001.2044266833" calcext:value-type="float">
            <text:p>47001,20442668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29863" calcext:value-type="float">
            <text:p>0,0529863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13.255565902" calcext:value-type="float">
            <text:p>213,255565902</text:p>
          </table:table-cell>
          <table:table-cell table:formula="of:=([.D220]-[.E220])^2" office:value-type="float" office:value="39257.7024474875" calcext:value-type="float">
            <text:p>39257,7024474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597877" calcext:value-type="float">
            <text:p>0,0597877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41.083766058" calcext:value-type="float">
            <text:p>241,083766058</text:p>
          </table:table-cell>
          <table:table-cell table:formula="of:=([.D221]-[.E221])^2" office:value-type="float" office:value="327.023406223393" calcext:value-type="float">
            <text:p>327,02340622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43277" calcext:value-type="float">
            <text:p>0,143277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582.68357658" calcext:value-type="float">
            <text:p>582,68357658</text:p>
          </table:table-cell>
          <table:table-cell table:formula="of:=([.D222]-[.E222])^2" office:value-type="float" office:value="7659.40743046324" calcext:value-type="float">
            <text:p>7659,40743046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39454" calcext:value-type="float">
            <text:p>0,339454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385.34961916" calcext:value-type="float">
            <text:p>1385,34961916</text:p>
          </table:table-cell>
          <table:table-cell table:formula="of:=([.D223]-[.E223])^2" office:value-type="float" office:value="628293.9474519" calcext:value-type="float">
            <text:p>628293,94745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40269" calcext:value-type="float">
            <text:p>0,540269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206.99222426" calcext:value-type="float">
            <text:p>2206,99222426</text:p>
          </table:table-cell>
          <table:table-cell table:formula="of:=([.D224]-[.E224])^2" office:value-type="float" office:value="44524.7562505857" calcext:value-type="float">
            <text:p>44524,75625058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603124" calcext:value-type="float">
            <text:p>0,603124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464.16597096" calcext:value-type="float">
            <text:p>2464,16597096</text:p>
          </table:table-cell>
          <table:table-cell table:formula="of:=([.D225]-[.E225])^2" office:value-type="float" office:value="56564.5535457231" calcext:value-type="float">
            <text:p>56564,55354572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534145" calcext:value-type="float">
            <text:p>0,534145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181.9356333" calcext:value-type="float">
            <text:p>2181,9356333</text:p>
          </table:table-cell>
          <table:table-cell table:formula="of:=([.D226]-[.E226])^2" office:value-type="float" office:value="1996745.45221692" calcext:value-type="float">
            <text:p>1996745,452216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48457" calcext:value-type="float">
            <text:p>0,748457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058.80175378" calcext:value-type="float">
            <text:p>3058,80175378</text:p>
          </table:table-cell>
          <table:table-cell table:formula="of:=([.D227]-[.E227])^2" office:value-type="float" office:value="417571.040865678" calcext:value-type="float">
            <text:p>417571,0408656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833055" calcext:value-type="float">
            <text:p>0,833055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3404.9378547" calcext:value-type="float">
            <text:p>3404,9378547</text:p>
          </table:table-cell>
          <table:table-cell table:formula="of:=([.D228]-[.E228])^2" office:value-type="float" office:value="5466.86027916997" calcext:value-type="float">
            <text:p>5466,860279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25872" calcext:value-type="float">
            <text:p>0,625872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557.24032288" calcext:value-type="float">
            <text:p>2557,24032288</text:p>
          </table:table-cell>
          <table:table-cell table:formula="of:=([.D229]-[.E229])^2" office:value-type="float" office:value="62379.9957694297" calcext:value-type="float">
            <text:p>62379,99576942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05412" calcext:value-type="float">
            <text:p>0,405412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655.21941448" calcext:value-type="float">
            <text:p>1655,21941448</text:p>
          </table:table-cell>
          <table:table-cell table:formula="of:=([.D230]-[.E230])^2" office:value-type="float" office:value="138965.084520308" calcext:value-type="float">
            <text:p>138965,0845203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00018" calcext:value-type="float">
            <text:p>0,200018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814.84164772" calcext:value-type="float">
            <text:p>814,84164772</text:p>
          </table:table-cell>
          <table:table-cell table:formula="of:=([.D231]-[.E231])^2" office:value-type="float" office:value="20609.4345459561" calcext:value-type="float">
            <text:p>20609,4345459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104439" calcext:value-type="float">
            <text:p>0,104439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423.77634606" calcext:value-type="float">
            <text:p>423,77634606</text:p>
          </table:table-cell>
          <table:table-cell table:formula="of:=([.D232]-[.E232])^2" office:value-type="float" office:value="113964.590250032" calcext:value-type="float">
            <text:p>113964,5902500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230056" calcext:value-type="float">
            <text:p>0,0230056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90.588332624" calcext:value-type="float">
            <text:p>90,588332624</text:p>
          </table:table-cell>
          <table:table-cell table:formula="of:=([.D233]-[.E233])^2" office:value-type="float" office:value="497.806458142096" calcext:value-type="float">
            <text:p>497,80645814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298154" calcext:value-type="float">
            <text:p>0,0298154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118.450901716" calcext:value-type="float">
            <text:p>118,450901716</text:p>
          </table:table-cell>
          <table:table-cell table:formula="of:=([.D234]-[.E234])^2" office:value-type="float" office:value="14328.3053435797" calcext:value-type="float">
            <text:p>14328,30534357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385101" calcext:value-type="float">
            <text:p>0,0385101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54.025614554" calcext:value-type="float">
            <text:p>154,025614554</text:p>
          </table:table-cell>
          <table:table-cell table:formula="of:=([.D235]-[.E235])^2" office:value-type="float" office:value="24826.9228897797" calcext:value-type="float">
            <text:p>24826,92288977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320648" calcext:value-type="float">
            <text:p>0,0320648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127.654411792" calcext:value-type="float">
            <text:p>127,654411792</text:p>
          </table:table-cell>
          <table:table-cell table:formula="of:=([.D236]-[.E236])^2" office:value-type="float" office:value="17211.9736854489" calcext:value-type="float">
            <text:p>17211,97368544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19997" calcext:value-type="float">
            <text:p>0,0519997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09.218852538" calcext:value-type="float">
            <text:p>209,218852538</text:p>
          </table:table-cell>
          <table:table-cell table:formula="of:=([.D237]-[.E237])^2" office:value-type="float" office:value="45262.0742519093" calcext:value-type="float">
            <text:p>45262,07425190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426354" calcext:value-type="float">
            <text:p>0,0426354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170.904444516" calcext:value-type="float">
            <text:p>170,904444516</text:p>
          </table:table-cell>
          <table:table-cell table:formula="of:=([.D238]-[.E238])^2" office:value-type="float" office:value="30385.5255351037" calcext:value-type="float">
            <text:p>30385,52553510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27654" calcext:value-type="float">
            <text:p>0,0527654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12.351744716" calcext:value-type="float">
            <text:p>212,351744716</text:p>
          </table:table-cell>
          <table:table-cell table:formula="of:=([.D239]-[.E239])^2" office:value-type="float" office:value="46609.2454365185" calcext:value-type="float">
            <text:p>46609,24543651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29817" calcext:value-type="float">
            <text:p>0,0529817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13.236744818" calcext:value-type="float">
            <text:p>213,236744818</text:p>
          </table:table-cell>
          <table:table-cell table:formula="of:=([.D240]-[.E240])^2" office:value-type="float" office:value="46992.1570938883" calcext:value-type="float">
            <text:p>46992,15709388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29949" calcext:value-type="float">
            <text:p>0,0529949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13.290753146" calcext:value-type="float">
            <text:p>213,290753146</text:p>
          </table:table-cell>
          <table:table-cell table:formula="of:=([.D241]-[.E241])^2" office:value-type="float" office:value="47015.5755098616" calcext:value-type="float">
            <text:p>47015,57550986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29914" calcext:value-type="float">
            <text:p>0,0529914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13.276432756" calcext:value-type="float">
            <text:p>213,276432756</text:p>
          </table:table-cell>
          <table:table-cell table:formula="of:=([.D242]-[.E242])^2" office:value-type="float" office:value="47009.3655130371" calcext:value-type="float">
            <text:p>47009,36551303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29683" calcext:value-type="float">
            <text:p>0,0529683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13.181918182" calcext:value-type="float">
            <text:p>213,181918182</text:p>
          </table:table-cell>
          <table:table-cell table:formula="of:=([.D243]-[.E243])^2" office:value-type="float" office:value="46968.3898204855" calcext:value-type="float">
            <text:p>46968,38982048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13.24410959" calcext:value-type="float">
            <text:p>213,24410959</text:p>
          </table:table-cell>
          <table:table-cell table:formula="of:=([.D244]-[.E244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29835" calcext:value-type="float">
            <text:p>0,0529835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13.24410959" calcext:value-type="float">
            <text:p>213,24410959</text:p>
          </table:table-cell>
          <table:table-cell table:formula="of:=([.D245]-[.E245])^2" office:value-type="float" office:value="38128.0777543127" calcext:value-type="float">
            <text:p>38128,07775431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08459" calcext:value-type="float">
            <text:p>0,0608459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45.413433686" calcext:value-type="float">
            <text:p>245,413433686</text:p>
          </table:table-cell>
          <table:table-cell table:formula="of:=([.D246]-[.E246])^2" office:value-type="float" office:value="7227.31370942396" calcext:value-type="float">
            <text:p>7227,3137094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1637" calcext:value-type="float">
            <text:p>0,11637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72.5925098" calcext:value-type="float">
            <text:p>472,5925098</text:p>
          </table:table-cell>
          <table:table-cell table:formula="of:=([.D247]-[.E247])^2" office:value-type="float" office:value="674713.381577418" calcext:value-type="float">
            <text:p>674713,3815774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47194" calcext:value-type="float">
            <text:p>0,47194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927.4213876" calcext:value-type="float">
            <text:p>1927,4213876</text:p>
          </table:table-cell>
          <table:table-cell table:formula="of:=([.D248]-[.E248])^2" office:value-type="float" office:value="268923.29325988" calcext:value-type="float">
            <text:p>268923,293259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85796" calcext:value-type="float">
            <text:p>0,585796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93.26776584" calcext:value-type="float">
            <text:p>2393,26776584</text:p>
          </table:table-cell>
          <table:table-cell table:formula="of:=([.D249]-[.E249])^2" office:value-type="float" office:value="520896.05473411" calcext:value-type="float">
            <text:p>520896,054734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29246" calcext:value-type="float">
            <text:p>0,729246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980.19917884" calcext:value-type="float">
            <text:p>2980,19917884</text:p>
          </table:table-cell>
          <table:table-cell table:formula="of:=([.D250]-[.E250])^2" office:value-type="float" office:value="303379.56402417" calcext:value-type="float">
            <text:p>303379,564024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07273" calcext:value-type="float">
            <text:p>0,707273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2890.29577042" calcext:value-type="float">
            <text:p>2890,29577042</text:p>
          </table:table-cell>
          <table:table-cell table:formula="of:=([.D251]-[.E251])^2" office:value-type="float" office:value="631554.297798411" calcext:value-type="float">
            <text:p>631554,2977984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866784" calcext:value-type="float">
            <text:p>0,866784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542.94140736" calcext:value-type="float">
            <text:p>3542,94140736</text:p>
          </table:table-cell>
          <table:table-cell table:formula="of:=([.D252]-[.E252])^2" office:value-type="float" office:value="8659.78871370838" calcext:value-type="float">
            <text:p>8659,78871370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768223" calcext:value-type="float">
            <text:p>0,768223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3139.67513342" calcext:value-type="float">
            <text:p>3139,67513342</text:p>
          </table:table-cell>
          <table:table-cell table:formula="of:=([.D253]-[.E253])^2" office:value-type="float" office:value="48102.5389210512" calcext:value-type="float">
            <text:p>48102,53892105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91643" calcext:value-type="float">
            <text:p>0,591643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417.19100022" calcext:value-type="float">
            <text:p>2417,19100022</text:p>
          </table:table-cell>
          <table:table-cell table:formula="of:=([.D254]-[.E254])^2" office:value-type="float" office:value="150395.382893155" calcext:value-type="float">
            <text:p>150395,3828931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63584" calcext:value-type="float">
            <text:p>0,363584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484.07847936" calcext:value-type="float">
            <text:p>1484,07847936</text:p>
          </table:table-cell>
          <table:table-cell table:formula="of:=([.D255]-[.E255])^2" office:value-type="float" office:value="299121.752575085" calcext:value-type="float">
            <text:p>299121,7525750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189894" calcext:value-type="float">
            <text:p>0,189894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773.41889676" calcext:value-type="float">
            <text:p>773,41889676</text:p>
          </table:table-cell>
          <table:table-cell table:formula="of:=([.D256]-[.E256])^2" office:value-type="float" office:value="28622.2403541482" calcext:value-type="float">
            <text:p>28622,24035414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08234" calcext:value-type="float">
            <text:p>0,108234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439.30374036" calcext:value-type="float">
            <text:p>439,30374036</text:p>
          </table:table-cell>
          <table:table-cell table:formula="of:=([.D257]-[.E257])^2" office:value-type="float" office:value="196110.578376035" calcext:value-type="float">
            <text:p>196110,5783760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195983" calcext:value-type="float">
            <text:p>0,0195983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76.647228382" calcext:value-type="float">
            <text:p>76,647228382</text:p>
          </table:table-cell>
          <table:table-cell table:formula="of:=([.D258]-[.E258])^2" office:value-type="float" office:value="2434.16141142697" calcext:value-type="float">
            <text:p>2434,1614114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21107" calcext:value-type="float">
            <text:p>0,021107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82.82013478" calcext:value-type="float">
            <text:p>82,82013478</text:p>
          </table:table-cell>
          <table:table-cell table:formula="of:=([.D259]-[.E259])^2" office:value-type="float" office:value="89808.0649112346" calcext:value-type="float">
            <text:p>89808,06491123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10322" calcext:value-type="float">
            <text:p>0,110322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47.84687588" calcext:value-type="float">
            <text:p>447,84687588</text:p>
          </table:table-cell>
          <table:table-cell table:formula="of:=([.D260]-[.E260])^2" office:value-type="float" office:value="579354.312214345" calcext:value-type="float">
            <text:p>579354,3122143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419846" calcext:value-type="float">
            <text:p>0,419846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714.27670284" calcext:value-type="float">
            <text:p>1714,27670284</text:p>
          </table:table-cell>
          <table:table-cell table:formula="of:=([.D261]-[.E261])^2" office:value-type="float" office:value="103504.969190327" calcext:value-type="float">
            <text:p>103504,9691903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603435" calcext:value-type="float">
            <text:p>0,603435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465.4384399" calcext:value-type="float">
            <text:p>2465,4384399</text:p>
          </table:table-cell>
          <table:table-cell table:formula="of:=([.D262]-[.E262])^2" office:value-type="float" office:value="111931.152557337" calcext:value-type="float">
            <text:p>111931,1525573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711395" calcext:value-type="float">
            <text:p>0,711395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907.1610983" calcext:value-type="float">
            <text:p>2907,1610983</text:p>
          </table:table-cell>
          <table:table-cell table:formula="of:=([.D263]-[.E263])^2" office:value-type="float" office:value="2375175.29160671" calcext:value-type="float">
            <text:p>2375175,291606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438263" calcext:value-type="float">
            <text:p>0,438263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789.63059502" calcext:value-type="float">
            <text:p>1789,63059502</text:p>
          </table:table-cell>
          <table:table-cell table:formula="of:=([.D264]-[.E264])^2" office:value-type="float" office:value="104738.079796201" calcext:value-type="float">
            <text:p>104738,0797962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45808" calcext:value-type="float">
            <text:p>0,245808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002.19326432" calcext:value-type="float">
            <text:p>1002,19326432</text:p>
          </table:table-cell>
          <table:table-cell table:formula="of:=([.D265]-[.E265])^2" office:value-type="float" office:value="5016736.26163536" calcext:value-type="float">
            <text:p>5016736,261635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52725" calcext:value-type="float">
            <text:p>0,52725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153.724465" calcext:value-type="float">
            <text:p>2153,724465</text:p>
          </table:table-cell>
          <table:table-cell table:formula="of:=([.D266]-[.E266])^2" office:value-type="float" office:value="1184344.63537302" calcext:value-type="float">
            <text:p>1184344,635373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652263" calcext:value-type="float">
            <text:p>0,652263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665.22015502" calcext:value-type="float">
            <text:p>2665,22015502</text:p>
          </table:table-cell>
          <table:table-cell table:formula="of:=([.D267]-[.E267])^2" office:value-type="float" office:value="1009.90428041852" calcext:value-type="float">
            <text:p>1009,90428041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80646" calcext:value-type="float">
            <text:p>0,480646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1963.04233484" calcext:value-type="float">
            <text:p>1963,04233484</text:p>
          </table:table-cell>
          <table:table-cell table:formula="of:=([.D268]-[.E268])^2" office:value-type="float" office:value="99.1778639512179" calcext:value-type="float">
            <text:p>99,17786395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57384" calcext:value-type="float">
            <text:p>0,257384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049.55693136" calcext:value-type="float">
            <text:p>1049,55693136</text:p>
          </table:table-cell>
          <table:table-cell table:formula="of:=([.D269]-[.E269])^2" office:value-type="float" office:value="12467.5372358216" calcext:value-type="float">
            <text:p>12467,53723582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15922" calcext:value-type="float">
            <text:p>0,115922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70.75949988" calcext:value-type="float">
            <text:p>470,75949988</text:p>
          </table:table-cell>
          <table:table-cell table:formula="of:=([.D270]-[.E270])^2" office:value-type="float" office:value="123242.738137826" calcext:value-type="float">
            <text:p>123242,7381378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232082" calcext:value-type="float">
            <text:p>0,0232082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91.417278628" calcext:value-type="float">
            <text:p>91,417278628</text:p>
          </table:table-cell>
          <table:table-cell table:formula="of:=([.D271]-[.E271])^2" office:value-type="float" office:value="8613.19059853998" calcext:value-type="float">
            <text:p>8613,190598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148022" calcext:value-type="float">
            <text:p>0,0148022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57.023793388" calcext:value-type="float">
            <text:p>57,023793388</text:p>
          </table:table-cell>
          <table:table-cell table:formula="of:=([.D272]-[.E272])^2" office:value-type="float" office:value="3667.97306954435" calcext:value-type="float">
            <text:p>3667,97306954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405091" calcext:value-type="float">
            <text:p>0,0405091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162.204603014" calcext:value-type="float">
            <text:p>162,204603014</text:p>
          </table:table-cell>
          <table:table-cell table:formula="of:=([.D273]-[.E273])^2" office:value-type="float" office:value="27471.2734282684" calcext:value-type="float">
            <text:p>27471,2734282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81578" calcext:value-type="float">
            <text:p>0,0281578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111.668765012" calcext:value-type="float">
            <text:p>111,668765012</text:p>
          </table:table-cell>
          <table:table-cell table:formula="of:=([.D274]-[.E274])^2" office:value-type="float" office:value="13270.7554579474" calcext:value-type="float">
            <text:p>13270,75545794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421765" calcext:value-type="float">
            <text:p>0,0421765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169.02683681" calcext:value-type="float">
            <text:p>169,02683681</text:p>
          </table:table-cell>
          <table:table-cell table:formula="of:=([.D275]-[.E275])^2" office:value-type="float" office:value="29779.3131666092" calcext:value-type="float">
            <text:p>29779,31316660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27346" calcext:value-type="float">
            <text:p>0,0527346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12.225725284" calcext:value-type="float">
            <text:p>212,225725284</text:p>
          </table:table-cell>
          <table:table-cell table:formula="of:=([.D276]-[.E276])^2" office:value-type="float" office:value="46554.8482073306" calcext:value-type="float">
            <text:p>46554,84820733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29843" calcext:value-type="float">
            <text:p>0,0529843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13.247382822" calcext:value-type="float">
            <text:p>213,247382822</text:p>
          </table:table-cell>
          <table:table-cell table:formula="of:=([.D277]-[.E277])^2" office:value-type="float" office:value="46970.7584739" calcext:value-type="float">
            <text:p>46970,75847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30059" calcext:value-type="float">
            <text:p>0,0530059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13.335760086" calcext:value-type="float">
            <text:p>213,335760086</text:p>
          </table:table-cell>
          <table:table-cell table:formula="of:=([.D278]-[.E278])^2" office:value-type="float" office:value="47022.0836717907" calcext:value-type="float">
            <text:p>47022,08367179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2992" calcext:value-type="float">
            <text:p>0,052992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13.27888768" calcext:value-type="float">
            <text:p>213,27888768</text:p>
          </table:table-cell>
          <table:table-cell table:formula="of:=([.D279]-[.E279])^2" office:value-type="float" office:value="46949.740446402" calcext:value-type="float">
            <text:p>46949,7404464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30385" calcext:value-type="float">
            <text:p>0,0530385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13.46914429" calcext:value-type="float">
            <text:p>213,46914429</text:p>
          </table:table-cell>
          <table:table-cell table:formula="of:=([.D280]-[.E280])^2" office:value-type="float" office:value="47092.968705478" calcext:value-type="float">
            <text:p>47092,9687054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29874" calcext:value-type="float">
            <text:p>0,0529874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13.260066596" calcext:value-type="float">
            <text:p>213,260066596</text:p>
          </table:table-cell>
          <table:table-cell table:formula="of:=([.D281]-[.E281])^2" office:value-type="float" office:value="47002.26887603" calcext:value-type="float">
            <text:p>47002,268876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29902" calcext:value-type="float">
            <text:p>0,0529902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13.271522908" calcext:value-type="float">
            <text:p>213,271522908</text:p>
          </table:table-cell>
          <table:table-cell table:formula="of:=([.D282]-[.E282])^2" office:value-type="float" office:value="47007.2364656862" calcext:value-type="float">
            <text:p>47007,23646568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29898" calcext:value-type="float">
            <text:p>0,0529898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13.269886292" calcext:value-type="float">
            <text:p>213,269886292</text:p>
          </table:table-cell>
          <table:table-cell table:formula="of:=([.D283]-[.E283])^2" office:value-type="float" office:value="47006.52679395" calcext:value-type="float">
            <text:p>47006,526793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29672" calcext:value-type="float">
            <text:p>0,0529672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13.177417488" calcext:value-type="float">
            <text:p>213,177417488</text:p>
          </table:table-cell>
          <table:table-cell table:formula="of:=([.D284]-[.E284])^2" office:value-type="float" office:value="46966.4390426681" calcext:value-type="float">
            <text:p>46966,43904266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29835" calcext:value-type="float">
            <text:p>0,0529835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13.24410959" calcext:value-type="float">
            <text:p>213,24410959</text:p>
          </table:table-cell>
          <table:table-cell table:formula="of:=([.D285]-[.E285])^2" office:value-type="float" office:value="46965.0052468036" calcext:value-type="float">
            <text:p>46965,00524680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30088" calcext:value-type="float">
            <text:p>0,0530088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13.347625552" calcext:value-type="float">
            <text:p>213,347625552</text:p>
          </table:table-cell>
          <table:table-cell table:formula="of:=([.D286]-[.E286])^2" office:value-type="float" office:value="47040.2421175846" calcext:value-type="float">
            <text:p>47040,24211758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29821" calcext:value-type="float">
            <text:p>0,0529821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13.238381434" calcext:value-type="float">
            <text:p>213,238381434</text:p>
          </table:table-cell>
          <table:table-cell table:formula="of:=([.D287]-[.E287])^2" office:value-type="float" office:value="46992.8666571448" calcext:value-type="float">
            <text:p>46992,86665714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29893" calcext:value-type="float">
            <text:p>0,0529893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13.267840522" calcext:value-type="float">
            <text:p>213,267840522</text:p>
          </table:table-cell>
          <table:table-cell table:formula="of:=([.D288]-[.E288])^2" office:value-type="float" office:value="46996.9677893751" calcext:value-type="float">
            <text:p>46996,96778937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29956" calcext:value-type="float">
            <text:p>0,0529956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13.293617224" calcext:value-type="float">
            <text:p>213,293617224</text:p>
          </table:table-cell>
          <table:table-cell table:formula="of:=([.D289]-[.E289])^2" office:value-type="float" office:value="38159.1305318403" calcext:value-type="float">
            <text:p>38159,13053184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0826" calcext:value-type="float">
            <text:p>0,060826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45.33201204" calcext:value-type="float">
            <text:p>245,33201204</text:p>
          </table:table-cell>
          <table:table-cell table:formula="of:=([.D290]-[.E290])^2" office:value-type="float" office:value="3786.16878003011" calcext:value-type="float">
            <text:p>3786,16878003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26236" calcext:value-type="float">
            <text:p>0,126236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12.95964344" calcext:value-type="float">
            <text:p>512,95964344</text:p>
          </table:table-cell>
          <table:table-cell table:formula="of:=([.D291]-[.E291])^2" office:value-type="float" office:value="122808.474653041" calcext:value-type="float">
            <text:p>122808,4746530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414018" calcext:value-type="float">
            <text:p>0,414018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690.43120772" calcext:value-type="float">
            <text:p>1690,43120772</text:p>
          </table:table-cell>
          <table:table-cell table:formula="of:=([.D292]-[.E292])^2" office:value-type="float" office:value="921274.160761076" calcext:value-type="float">
            <text:p>921274,1607610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299093" calcext:value-type="float">
            <text:p>0,299093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20.21097322" calcext:value-type="float">
            <text:p>1220,21097322</text:p>
          </table:table-cell>
          <table:table-cell table:formula="of:=([.D293]-[.E293])^2" office:value-type="float" office:value="359891.741596031" calcext:value-type="float">
            <text:p>359891,7415960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78085" calcext:value-type="float">
            <text:p>0,278085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134.2559009" calcext:value-type="float">
            <text:p>1134,2559009</text:p>
          </table:table-cell>
          <table:table-cell table:formula="of:=([.D294]-[.E294])^2" office:value-type="float" office:value="747780.261412658" calcext:value-type="float">
            <text:p>747780,2614126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0447" calcext:value-type="float">
            <text:p>0,50447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060.5191838" calcext:value-type="float">
            <text:p>2060,5191838</text:p>
          </table:table-cell>
          <table:table-cell table:formula="of:=([.D295]-[.E295])^2" office:value-type="float" office:value="2674803.47692807" calcext:value-type="float">
            <text:p>2674803,476928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01633" calcext:value-type="float">
            <text:p>0,601633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458.06548482" calcext:value-type="float">
            <text:p>2458,06548482</text:p>
          </table:table-cell>
          <table:table-cell table:formula="of:=([.D296]-[.E296])^2" office:value-type="float" office:value="1361739.2751679" calcext:value-type="float">
            <text:p>1361739,275167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64.399902211138" calcext:value-type="float">
            <text:p>664,399902211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20:47.282670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1:21:23.943344019</dc:date>
    <meta:editing-duration>PT41M25S</meta:editing-duration>
    <meta:editing-cycles>18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13.510468844">
                <text:p>213.510468844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275.963735404">
                <text:p>275.963735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37.26472018">
                <text:p>637.26472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969.78519276">
                <text:p>1969.78519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437.8205449">
                <text:p>2437.8205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24.31835878">
                <text:p>2724.31835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14.68830688">
                <text:p>2514.68830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79.12177468">
                <text:p>2879.12177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3090.81805428">
                <text:p>3090.81805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628.84227288">
                <text:p>2628.84227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893.13326562">
                <text:p>893.13326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76.6674754">
                <text:p>1076.6674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82.748019556">
                <text:p>382.748019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72.76517523">
                <text:p>72.7651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21.094854864">
                <text:p>121.094854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70.14382723">
                <text:p>170.14382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2.368009198">
                <text:p>112.368009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57.350809112">
                <text:p>157.350809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12.150031794">
                <text:p>212.150031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13.817743498">
                <text:p>213.817743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4.799303944">
                <text:p>214.799303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710135996">
                <text:p>213.710135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14.17493494">
                <text:p>214.17493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14.47157159">
                <text:p>214.47157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13.138138704">
                <text:p>213.138138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45.79026452">
                <text:p>245.79026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91.9604269">
                <text:p>691.9604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838.78635658">
                <text:p>1838.78635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2141.88763978">
                <text:p>2141.88763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734.80395902">
                <text:p>1734.80395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505.83728908">
                <text:p>1505.83728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082.4907536">
                <text:p>2082.4907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695.3216148">
                <text:p>2695.3216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231.16095104">
                <text:p>2231.16095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364.29864586">
                <text:p>1364.29864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754.36050344">
                <text:p>754.3605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33.636446628">
                <text:p>333.636446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110.140983976">
                <text:p>110.140983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07.28345244">
                <text:p>107.28345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219.806121442">
                <text:p>219.806121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19.940323954">
                <text:p>219.940323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146.04056509">
                <text:p>146.0405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43.911429352">
                <text:p>243.91142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40.410298574">
                <text:p>240.410298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180.562524686">
                <text:p>180.562524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12.060427068">
                <text:p>212.060427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817743498">
                <text:p>213.817743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13.836564582">
                <text:p>213.836564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13.357445248">
                <text:p>213.357445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13.471599214">
                <text:p>213.47159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13.17659918">
                <text:p>213.17659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13.078811374">
                <text:p>213.078811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271.191772302">
                <text:p>271.191772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96.84030498">
                <text:p>596.84030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963.23463722">
                <text:p>1963.23463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434.82553762">
                <text:p>2434.82553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916.61664724">
                <text:p>2916.61664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2909.50555072">
                <text:p>2909.50555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3358.82210736">
                <text:p>3358.82210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325.55788716">
                <text:p>3325.55788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578.8763864">
                <text:p>2578.8763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332.29871152">
                <text:p>1332.29871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893.2232795">
                <text:p>893.2232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409.09590054">
                <text:p>409.09590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89.595315866">
                <text:p>89.595315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54.831546256">
                <text:p>54.83154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32.709918616">
                <text:p>132.709918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112.378238048">
                <text:p>112.37823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11.892673928">
                <text:p>211.892673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13.288298222">
                <text:p>213.288298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62.27098764">
                <text:p>262.27098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53.16168222">
                <text:p>753.16168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95.45582708">
                <text:p>1095.45582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77.68473148">
                <text:p>1577.68473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13.98763676">
                <text:p>1513.98763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60.78922544">
                <text:p>2060.7892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155.45518642">
                <text:p>2155.45518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591.69825598">
                <text:p>1591.698255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546.97772378">
                <text:p>1546.97772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899.22966022">
                <text:p>899.22966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818.76952612">
                <text:p>818.76952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31.08240324">
                <text:p>631.08240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82.776149504">
                <text:p>282.776149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41.677039358">
                <text:p>241.677039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208.912396192">
                <text:p>208.912396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20.909917256">
                <text:p>120.909917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49.382125808">
                <text:p>149.382125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11.667230074">
                <text:p>211.667230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13.481009756">
                <text:p>213.481009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13.823471654">
                <text:p>213.823471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13.280524296">
                <text:p>213.280524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16.87739711">
                <text:p>216.8773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13.171280178">
                <text:p>213.1712801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13.845975124">
                <text:p>213.845975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45.33814935">
                <text:p>245.338149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44.85585602">
                <text:p>744.85585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34.44421586">
                <text:p>834.44421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45.83097168">
                <text:p>845.83097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76.969937">
                <text:p>1976.969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485.09419806">
                <text:p>2485.0941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033.17643876">
                <text:p>3033.17643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367.83167844">
                <text:p>3367.83167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622.1178391">
                <text:p>622.1178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1188.48108052">
                <text:p>1188.481080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02.202473948">
                <text:p>402.202473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-116.882204464">
                <text:p>-116.882204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344.235990152">
                <text:p>344.235990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222.088791608">
                <text:p>222.08879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59.9142606">
                <text:p>259.91426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9.763876902">
                <text:p>119.763876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160.423555652">
                <text:p>160.423555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13.386495182">
                <text:p>213.386495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15.088166668">
                <text:p>215.0881666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15.83200864">
                <text:p>215.832008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14.260448126">
                <text:p>214.260448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14.198256718">
                <text:p>214.198256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13.462188672">
                <text:p>213.462188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12.76949095">
                <text:p>212.76949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46.04394">
                <text:p>246.04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61.6271826">
                <text:p>461.6271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889.3291502">
                <text:p>1889.3291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320.07011524">
                <text:p>2320.07011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3072.89301754">
                <text:p>3072.89301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480.3725609">
                <text:p>2480.3725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3163.59427626">
                <text:p>3163.594276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3118.67735014">
                <text:p>3118.67735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668.22743692">
                <text:p>2668.22743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627.80200494">
                <text:p>1627.80200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785.88991068">
                <text:p>785.889910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77.17094306">
                <text:p>477.1709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72.541777146">
                <text:p>72.5417771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1166.21491984">
                <text:p>1166.214919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218.109359804">
                <text:p>218.1093598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315.571888374">
                <text:p>315.571888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865.16349818">
                <text:p>865.163498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411.690754392">
                <text:p>-411.6907543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559.02220076">
                <text:p>559.02220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936.9822998">
                <text:p>936.9822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183.26130447">
                <text:p>183.261304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07.274143576">
                <text:p>207.274143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204.38898804">
                <text:p>1204.38898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901.91371046">
                <text:p>901.913710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683.68078574">
                <text:p>-683.68078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005.96975574">
                <text:p>1005.96975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181.0514629">
                <text:p>-181.0514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115.40310136">
                <text:p>2115.4031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917.42064706">
                <text:p>917.42064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452.9940332">
                <text:p>452.9940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073.64791888">
                <text:p>1073.6479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262.492339138">
                <text:p>-262.492339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716.65388758">
                <text:p>1716.65388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59.335513488">
                <text:p>59.335513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469.44304078">
                <text:p>1469.443040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507.6498413">
                <text:p>1507.6498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55.06015678">
                <text:p>755.060156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40.547161808">
                <text:p>40.5471618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49.592430964">
                <text:p>149.59243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10.676975716">
                <text:p>110.676975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173.746019046">
                <text:p>173.746019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12.047743294">
                <text:p>212.0477432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272.127916654">
                <text:p>272.127916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77.1722722">
                <text:p>577.17227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948.6155648">
                <text:p>1948.6155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407.68226126">
                <text:p>2407.68226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930.85520644">
                <text:p>2930.85520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2775.16392636">
                <text:p>2775.16392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437.64153392">
                <text:p>3437.64153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994.0858656">
                <text:p>2994.0858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530.15841962">
                <text:p>2530.15841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685.07129032">
                <text:p>1685.07129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761.67208542">
                <text:p>761.672085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85.23945994">
                <text:p>485.23945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96.914671772">
                <text:p>96.9146717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30.492815989">
                <text:p>30.492815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146.270509638">
                <text:p>146.270509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10.674520792">
                <text:p>110.674520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176.318370244">
                <text:p>176.3183702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12.15575995">
                <text:p>212.15575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362355096">
                <text:p>213.362355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13.844747662">
                <text:p>213.844747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13.23797228">
                <text:p>213.237972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13.406134574">
                <text:p>213.406134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40.742940776">
                <text:p>240.742940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25.59022742">
                <text:p>525.59022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570.680015">
                <text:p>1570.680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231.59874582">
                <text:p>2231.59874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3002.11755862">
                <text:p>3002.11755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2738.54055182">
                <text:p>2738.54055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638.86756266">
                <text:p>3638.86756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3357.79103928">
                <text:p>3357.791039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442.178035">
                <text:p>2442.1780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479.28728602">
                <text:p>1479.287286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833.85912564">
                <text:p>833.85912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35.94049448">
                <text:p>435.940494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91.0359471">
                <text:p>91.03594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46.385789388">
                <text:p>46.385789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145.254580256">
                <text:p>145.254580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12.857766536">
                <text:p>112.8577665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175.167829196">
                <text:p>175.167829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13.890163756">
                <text:p>213.890163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13.791966796">
                <text:p>213.7919667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12.344379944">
                <text:p>212.3443799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13.303027766">
                <text:p>213.303027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13.240836358">
                <text:p>213.2408363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13.257611672">
                <text:p>213.2576116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13.255565902">
                <text:p>213.2555659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41.083766058">
                <text:p>241.083766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82.68357658">
                <text:p>582.683576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385.34961916">
                <text:p>1385.34961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206.99222426">
                <text:p>2206.99222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464.16597096">
                <text:p>2464.16597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181.9356333">
                <text:p>2181.9356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058.80175378">
                <text:p>3058.80175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3404.9378547">
                <text:p>3404.93785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557.24032288">
                <text:p>2557.24032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655.21941448">
                <text:p>1655.21941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814.84164772">
                <text:p>814.84164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423.77634606">
                <text:p>423.7763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90.588332624">
                <text:p>90.588332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18.450901716">
                <text:p>118.4509017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54.025614554">
                <text:p>154.025614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127.654411792">
                <text:p>127.6544117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09.218852538">
                <text:p>209.218852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170.904444516">
                <text:p>170.904444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12.351744716">
                <text:p>212.351744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13.236744818">
                <text:p>213.236744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13.290753146">
                <text:p>213.290753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13.276432756">
                <text:p>213.2764327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13.181918182">
                <text:p>213.181918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45.413433686">
                <text:p>245.413433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72.5925098">
                <text:p>472.5925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927.4213876">
                <text:p>1927.4213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93.26776584">
                <text:p>2393.26776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980.19917884">
                <text:p>2980.19917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2890.29577042">
                <text:p>2890.295770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542.94140736">
                <text:p>3542.94140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3139.67513342">
                <text:p>3139.675133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417.19100022">
                <text:p>2417.19100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484.07847936">
                <text:p>1484.07847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773.41889676">
                <text:p>773.418896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439.30374036">
                <text:p>439.30374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76.647228382">
                <text:p>76.6472283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82.82013478">
                <text:p>82.8201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47.84687588">
                <text:p>447.84687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714.27670284">
                <text:p>1714.27670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465.4384399">
                <text:p>2465.4384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907.1610983">
                <text:p>2907.16109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789.63059502">
                <text:p>1789.630595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002.19326432">
                <text:p>1002.19326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153.724465">
                <text:p>2153.724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665.22015502">
                <text:p>2665.220155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1963.04233484">
                <text:p>1963.042334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049.55693136">
                <text:p>1049.55693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70.75949988">
                <text:p>470.759499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91.417278628">
                <text:p>91.4172786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57.023793388">
                <text:p>57.0237933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62.204603014">
                <text:p>162.20460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11.668765012">
                <text:p>111.668765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169.02683681">
                <text:p>169.02683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12.225725284">
                <text:p>212.2257252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13.247382822">
                <text:p>213.247382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13.335760086">
                <text:p>213.335760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13.27888768">
                <text:p>213.27888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13.46914429">
                <text:p>213.469144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13.260066596">
                <text:p>213.2600665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13.271522908">
                <text:p>213.2715229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13.269886292">
                <text:p>213.269886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13.177417488">
                <text:p>213.177417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13.347625552">
                <text:p>213.347625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13.238381434">
                <text:p>213.2383814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13.267840522">
                <text:p>213.2678405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13.293617224">
                <text:p>213.293617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45.33201204">
                <text:p>245.332012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12.95964344">
                <text:p>512.95964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690.43120772">
                <text:p>1690.431207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20.21097322">
                <text:p>1220.210973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34.2559009">
                <text:p>1134.25590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060.5191838">
                <text:p>2060.51918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458.06548482">
                <text:p>2458.06548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